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2.98mm"/>
    </style:style>
    <style:style style:name="co4" style:family="table-column">
      <style:table-column-properties fo:break-before="auto" style:column-width="26.32mm"/>
    </style:style>
    <style:style style:name="co5" style:family="table-column">
      <style:table-column-properties fo:break-before="auto" style:column-width="49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1" table:number-columns-repeated="4" table:default-cell-style-name="ce15"/>
        <table:table-column table:style-name="co2" table:default-cell-style-name="ce15"/>
        <table:table-column table:style-name="co3" table:default-cell-style-name="ce15"/>
        <table:table-column table:style-name="co1" table:number-columns-repeated="4" table:default-cell-style-name="ce15"/>
        <table:table-column table:style-name="co4" table:default-cell-style-name="ce15"/>
        <table:table-column table:style-name="co1" table:number-columns-repeated="9" table:default-cell-style-name="ce15"/>
        <table:table-column table:style-name="co5" table:default-cell-style-name="ce14"/>
        <table:table-row table:style-name="ro1">
          <table:table-cell table:style-name="ce11" office:value-type="string" calcext:value-type="string">
            <text:p>EPOCH</text:p>
          </table:table-cell>
          <table:table-cell table:style-name="ce14" office:value-type="string" calcext:value-type="string">
            <text:p>RUN1</text:p>
          </table:table-cell>
          <table:table-cell table:style-name="ce14" office:value-type="string" calcext:value-type="string">
            <text:p>RUN2</text:p>
          </table:table-cell>
          <table:table-cell table:style-name="ce14" office:value-type="string" calcext:value-type="string">
            <text:p>RUN3</text:p>
          </table:table-cell>
          <table:table-cell table:style-name="ce14" office:value-type="string" calcext:value-type="string">
            <text:p>RUN4</text:p>
          </table:table-cell>
          <table:table-cell table:style-name="ce14" office:value-type="string" calcext:value-type="string">
            <text:p>RUN5</text:p>
          </table:table-cell>
          <table:table-cell table:style-name="ce14" office:value-type="string" calcext:value-type="string">
            <text:p>RUN6</text:p>
          </table:table-cell>
          <table:table-cell table:style-name="ce14" office:value-type="string" calcext:value-type="string">
            <text:p>RUN7</text:p>
          </table:table-cell>
          <table:table-cell table:style-name="ce14" office:value-type="string" calcext:value-type="string">
            <text:p>RUN8</text:p>
          </table:table-cell>
          <table:table-cell table:style-name="ce14" office:value-type="string" calcext:value-type="string">
            <text:p>RUN9</text:p>
          </table:table-cell>
          <table:table-cell table:style-name="ce14" office:value-type="string" calcext:value-type="string">
            <text:p>RUN10</text:p>
          </table:table-cell>
          <table:table-cell table:style-name="ce14" office:value-type="string" calcext:value-type="string">
            <text:p>RUN11</text:p>
          </table:table-cell>
          <table:table-cell table:style-name="ce14" office:value-type="string" calcext:value-type="string">
            <text:p>RUN12</text:p>
          </table:table-cell>
          <table:table-cell table:style-name="ce14" office:value-type="string" calcext:value-type="string">
            <text:p>RUN13</text:p>
          </table:table-cell>
          <table:table-cell table:style-name="ce14" office:value-type="string" calcext:value-type="string">
            <text:p>RUN14</text:p>
          </table:table-cell>
          <table:table-cell table:style-name="ce14" office:value-type="string" calcext:value-type="string">
            <text:p>RUN15</text:p>
          </table:table-cell>
          <table:table-cell table:style-name="ce14" office:value-type="string" calcext:value-type="string">
            <text:p>RUN16</text:p>
          </table:table-cell>
          <table:table-cell table:style-name="ce14" office:value-type="string" calcext:value-type="string">
            <text:p>RUN17</text:p>
          </table:table-cell>
          <table:table-cell table:style-name="ce14" office:value-type="string" calcext:value-type="string">
            <text:p>RUN18</text:p>
          </table:table-cell>
          <table:table-cell table:style-name="ce14" office:value-type="string" calcext:value-type="string">
            <text:p>RUN19</text:p>
          </table:table-cell>
          <table:table-cell table:style-name="ce14" office:value-type="string" calcext:value-type="string">
            <text:p>RUN20</text:p>
          </table:table-cell>
          <table:table-cell office:value-type="string" calcext:value-type="string">
            <text:p>ACC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29203" calcext:value-type="float">
            <text:p>0.529203</text:p>
          </table:table-cell>
          <table:table-cell office:value-type="float" office:value="0.556533" calcext:value-type="float">
            <text:p>0.556533</text:p>
          </table:table-cell>
          <table:table-cell office:value-type="float" office:value="0.561026" calcext:value-type="float">
            <text:p>0.561026</text:p>
          </table:table-cell>
          <table:table-cell office:value-type="float" office:value="0.561213" calcext:value-type="float">
            <text:p>0.561213</text:p>
          </table:table-cell>
          <table:table-cell office:value-type="float" office:value="0.541183" calcext:value-type="float">
            <text:p>0.541183</text:p>
          </table:table-cell>
          <table:table-cell office:value-type="float" office:value="0.475103" calcext:value-type="float">
            <text:p>0.475103</text:p>
          </table:table-cell>
          <table:table-cell office:value-type="float" office:value="0.548484" calcext:value-type="float">
            <text:p>0.548484</text:p>
          </table:table-cell>
          <table:table-cell office:value-type="float" office:value="0.43991" calcext:value-type="float">
            <text:p>0.439910</text:p>
          </table:table-cell>
          <table:table-cell office:value-type="float" office:value="0.454699" calcext:value-type="float">
            <text:p>0.454699</text:p>
          </table:table-cell>
          <table:table-cell office:value-type="float" office:value="0.451516" calcext:value-type="float">
            <text:p>0.451516</text:p>
          </table:table-cell>
          <table:table-cell office:value-type="float" office:value="0.472727485" calcext:value-type="float">
            <text:p>0.472727</text:p>
          </table:table-cell>
          <table:table-cell office:value-type="float" office:value="0.552323388" calcext:value-type="float">
            <text:p>0.552323</text:p>
          </table:table-cell>
          <table:table-cell office:value-type="float" office:value="0.44298937" calcext:value-type="float">
            <text:p>0.442989</text:p>
          </table:table-cell>
          <table:table-cell office:value-type="float" office:value="0.457881893" calcext:value-type="float">
            <text:p>0.457882</text:p>
          </table:table-cell>
          <table:table-cell office:value-type="float" office:value="0.560428731" calcext:value-type="float">
            <text:p>0.560429</text:p>
          </table:table-cell>
          <table:table-cell office:value-type="float" office:value="0.55822087" calcext:value-type="float">
            <text:p>0.558221</text:p>
          </table:table-cell>
          <table:table-cell office:value-type="float" office:value="0.565141491" calcext:value-type="float">
            <text:p>0.565141</text:p>
          </table:table-cell>
          <table:table-cell office:value-type="float" office:value="0.544971281" calcext:value-type="float">
            <text:p>0.544971</text:p>
          </table:table-cell>
          <table:table-cell office:value-type="float" office:value="0.45240322894" calcext:value-type="float">
            <text:p>0.452403</text:p>
          </table:table-cell>
          <table:table-cell office:value-type="float" office:value="0.529203" calcext:value-type="float">
            <text:p>0.529203</text:p>
          </table:table-cell>
          <table:table-cell table:formula="of:=AVERAGE([.B2:.U2])" office:value-type="float" office:value="0.512758036897" calcext:value-type="float">
            <text:p>0.5127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7398" calcext:value-type="float">
            <text:p>0.473980</text:p>
          </table:table-cell>
          <table:table-cell office:value-type="float" office:value="0.531449" calcext:value-type="float">
            <text:p>0.531449</text:p>
          </table:table-cell>
          <table:table-cell table:number-columns-repeated="3" office:value-type="float" office:value="0.561026" calcext:value-type="float">
            <text:p>0.561026</text:p>
          </table:table-cell>
          <table:table-cell table:number-columns-repeated="3" office:value-type="float" office:value="0.438974" calcext:value-type="float">
            <text:p>0.438974</text:p>
          </table:table-cell>
          <table:table-cell office:value-type="float" office:value="0.508798" calcext:value-type="float">
            <text:p>0.508798</text:p>
          </table:table-cell>
          <table:table-cell office:value-type="float" office:value="0.438974" calcext:value-type="float">
            <text:p>0.438974</text:p>
          </table:table-cell>
          <table:table-cell office:value-type="float" office:value="0.43677913" calcext:value-type="float">
            <text:p>0.436779</text:p>
          </table:table-cell>
          <table:table-cell table:number-columns-repeated="2" office:value-type="float" office:value="0.442046818" calcext:value-type="float">
            <text:p>0.442047</text:p>
          </table:table-cell>
          <table:table-cell office:value-type="float" office:value="0.512359586" calcext:value-type="float">
            <text:p>0.512360</text:p>
          </table:table-cell>
          <table:table-cell office:value-type="float" office:value="0.535169143" calcext:value-type="float">
            <text:p>0.535169</text:p>
          </table:table-cell>
          <table:table-cell office:value-type="float" office:value="0.55822087" calcext:value-type="float">
            <text:p>0.558221</text:p>
          </table:table-cell>
          <table:table-cell table:number-columns-repeated="2" office:value-type="float" office:value="0.564953182" calcext:value-type="float">
            <text:p>0.564953</text:p>
          </table:table-cell>
          <table:table-cell office:value-type="float" office:value="0.43983658391" calcext:value-type="float">
            <text:p>0.439837</text:p>
          </table:table-cell>
          <table:table-cell office:value-type="float" office:value="0.47398" calcext:value-type="float">
            <text:p>0.473980</text:p>
          </table:table-cell>
          <table:table-cell table:formula="of:=AVERAGE([.B3:.U3])" office:value-type="float" office:value="0.4961773156455" calcext:value-type="float">
            <text:p>0.4961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38974" calcext:value-type="float">
            <text:p>0.438974</text:p>
          </table:table-cell>
          <table:table-cell office:value-type="float" office:value="0.454699" calcext:value-type="float">
            <text:p>0.454699</text:p>
          </table:table-cell>
          <table:table-cell table:number-columns-repeated="2" office:value-type="float" office:value="0.561026" calcext:value-type="float">
            <text:p>0.561026</text:p>
          </table:table-cell>
          <table:table-cell office:value-type="float" office:value="0.555972" calcext:value-type="float">
            <text:p>0.555972</text:p>
          </table:table-cell>
          <table:table-cell table:number-columns-repeated="2" office:value-type="float" office:value="0.438974" calcext:value-type="float">
            <text:p>0.438974</text:p>
          </table:table-cell>
          <table:table-cell office:value-type="float" office:value="0.561026" calcext:value-type="float">
            <text:p>0.561026</text:p>
          </table:table-cell>
          <table:table-cell office:value-type="float" office:value="0.445339" calcext:value-type="float">
            <text:p>0.445339</text:p>
          </table:table-cell>
          <table:table-cell office:value-type="float" office:value="0.438974" calcext:value-type="float">
            <text:p>0.438974</text:p>
          </table:table-cell>
          <table:table-cell office:value-type="float" office:value="0.43677913" calcext:value-type="float">
            <text:p>0.436779</text:p>
          </table:table-cell>
          <table:table-cell office:value-type="float" office:value="0.442046818" calcext:value-type="float">
            <text:p>0.442047</text:p>
          </table:table-cell>
          <table:table-cell office:value-type="float" office:value="0.564953182" calcext:value-type="float">
            <text:p>0.564953</text:p>
          </table:table-cell>
          <table:table-cell office:value-type="float" office:value="0.448456373" calcext:value-type="float">
            <text:p>0.448456</text:p>
          </table:table-cell>
          <table:table-cell office:value-type="float" office:value="0.457881893" calcext:value-type="float">
            <text:p>0.457882</text:p>
          </table:table-cell>
          <table:table-cell office:value-type="float" office:value="0.55822087" calcext:value-type="float">
            <text:p>0.558221</text:p>
          </table:table-cell>
          <table:table-cell office:value-type="float" office:value="0.564953182" calcext:value-type="float">
            <text:p>0.564953</text:p>
          </table:table-cell>
          <table:table-cell office:value-type="float" office:value="0.559863804" calcext:value-type="float">
            <text:p>0.559864</text:p>
          </table:table-cell>
          <table:table-cell office:value-type="float" office:value="0.43983658391" calcext:value-type="float">
            <text:p>0.439837</text:p>
          </table:table-cell>
          <table:table-cell office:value-type="float" office:value="0.438974" calcext:value-type="float">
            <text:p>0.438974</text:p>
          </table:table-cell>
          <table:table-cell table:formula="of:=AVERAGE([.B4:.U4])" office:value-type="float" office:value="0.4903474917955" calcext:value-type="float">
            <text:p>0.4903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39536" calcext:value-type="float">
            <text:p>0.439536</text:p>
          </table:table-cell>
          <table:table-cell office:value-type="float" office:value="0.438974" calcext:value-type="float">
            <text:p>0.438974</text:p>
          </table:table-cell>
          <table:table-cell office:value-type="float" office:value="0.569262" calcext:value-type="float">
            <text:p>0.569262</text:p>
          </table:table-cell>
          <table:table-cell office:value-type="float" office:value="0.562898" calcext:value-type="float">
            <text:p>0.562898</text:p>
          </table:table-cell>
          <table:table-cell office:value-type="float" office:value="0.445526" calcext:value-type="float">
            <text:p>0.445526</text:p>
          </table:table-cell>
          <table:table-cell office:value-type="float" office:value="0.450393" calcext:value-type="float">
            <text:p>0.450393</text:p>
          </table:table-cell>
          <table:table-cell office:value-type="float" office:value="0.454699" calcext:value-type="float">
            <text:p>0.454699</text:p>
          </table:table-cell>
          <table:table-cell office:value-type="float" office:value="0.451891" calcext:value-type="float">
            <text:p>0.451891</text:p>
          </table:table-cell>
          <table:table-cell office:value-type="float" office:value="0.445339" calcext:value-type="float">
            <text:p>0.445339</text:p>
          </table:table-cell>
          <table:table-cell office:value-type="float" office:value="0.450206" calcext:value-type="float">
            <text:p>0.450206</text:p>
          </table:table-cell>
          <table:table-cell office:value-type="float" office:value="0.448141035" calcext:value-type="float">
            <text:p>0.448141</text:p>
          </table:table-cell>
          <table:table-cell office:value-type="float" office:value="0.457881893" calcext:value-type="float">
            <text:p>0.457882</text:p>
          </table:table-cell>
          <table:table-cell office:value-type="float" office:value="0.455054237" calcext:value-type="float">
            <text:p>0.455054</text:p>
          </table:table-cell>
          <table:table-cell office:value-type="float" office:value="0.448456373" calcext:value-type="float">
            <text:p>0.448456</text:p>
          </table:table-cell>
          <table:table-cell office:value-type="float" office:value="0.442046818" calcext:value-type="float">
            <text:p>0.442047</text:p>
          </table:table-cell>
          <table:table-cell office:value-type="float" office:value="0.56641569" calcext:value-type="float">
            <text:p>0.566416</text:p>
          </table:table-cell>
          <table:table-cell office:value-type="float" office:value="0.566838286" calcext:value-type="float">
            <text:p>0.566838</text:p>
          </table:table-cell>
          <table:table-cell office:value-type="float" office:value="0.448644682" calcext:value-type="float">
            <text:p>0.448645</text:p>
          </table:table-cell>
          <table:table-cell office:value-type="float" office:value="0.45109065479" calcext:value-type="float">
            <text:p>0.451091</text:p>
          </table:table-cell>
          <table:table-cell office:value-type="float" office:value="0.439536" calcext:value-type="float">
            <text:p>0.439536</text:p>
          </table:table-cell>
          <table:table-cell table:formula="of:=AVERAGE([.B5:.U5])" office:value-type="float" office:value="0.4716414834395" calcext:value-type="float">
            <text:p>0.4716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14189" calcext:value-type="float">
            <text:p>0.614189</text:p>
          </table:table-cell>
          <table:table-cell office:value-type="float" office:value="0.499251" calcext:value-type="float">
            <text:p>0.499251</text:p>
          </table:table-cell>
          <table:table-cell office:value-type="float" office:value="0.691876" calcext:value-type="float">
            <text:p>0.691876</text:p>
          </table:table-cell>
          <table:table-cell office:value-type="float" office:value="0.679895" calcext:value-type="float">
            <text:p>0.679895</text:p>
          </table:table-cell>
          <table:table-cell office:value-type="float" office:value="0.60745" calcext:value-type="float">
            <text:p>0.607450</text:p>
          </table:table-cell>
          <table:table-cell office:value-type="float" office:value="0.736428" calcext:value-type="float">
            <text:p>0.736428</text:p>
          </table:table-cell>
          <table:table-cell office:value-type="float" office:value="0.634594" calcext:value-type="float">
            <text:p>0.634594</text:p>
          </table:table-cell>
          <table:table-cell office:value-type="float" office:value="0.67559" calcext:value-type="float">
            <text:p>0.675590</text:p>
          </table:table-cell>
          <table:table-cell office:value-type="float" office:value="0.561026" calcext:value-type="float">
            <text:p>0.561026</text:p>
          </table:table-cell>
          <table:table-cell office:value-type="float" office:value="0.692625" calcext:value-type="float">
            <text:p>0.692625</text:p>
          </table:table-cell>
          <table:table-cell office:value-type="float" office:value="0.73274586" calcext:value-type="float">
            <text:p>0.732746</text:p>
          </table:table-cell>
          <table:table-cell office:value-type="float" office:value="0.639036158" calcext:value-type="float">
            <text:p>0.639036</text:p>
          </table:table-cell>
          <table:table-cell office:value-type="float" office:value="0.68031913" calcext:value-type="float">
            <text:p>0.680319</text:p>
          </table:table-cell>
          <table:table-cell office:value-type="float" office:value="0.564953182" calcext:value-type="float">
            <text:p>0.564953</text:p>
          </table:table-cell>
          <table:table-cell office:value-type="float" office:value="0.502745757" calcext:value-type="float">
            <text:p>0.502746</text:p>
          </table:table-cell>
          <table:table-cell office:value-type="float" office:value="0.68841662" calcext:value-type="float">
            <text:p>0.688417</text:p>
          </table:table-cell>
          <table:table-cell office:value-type="float" office:value="0.684654265" calcext:value-type="float">
            <text:p>0.684654</text:p>
          </table:table-cell>
          <table:table-cell office:value-type="float" office:value="0.61170215" calcext:value-type="float">
            <text:p>0.611702</text:p>
          </table:table-cell>
          <table:table-cell office:value-type="float" office:value="0.693986008125" calcext:value-type="float">
            <text:p>0.693986</text:p>
          </table:table-cell>
          <table:table-cell office:value-type="float" office:value="0.614189" calcext:value-type="float">
            <text:p>0.614189</text:p>
          </table:table-cell>
          <table:table-cell table:formula="of:=AVERAGE([.B6:.U6])" office:value-type="float" office:value="0.64028360650625" calcext:value-type="float">
            <text:p>0.6402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46911" calcext:value-type="float">
            <text:p>0.746911</text:p>
          </table:table-cell>
          <table:table-cell office:value-type="float" office:value="0.742044" calcext:value-type="float">
            <text:p>0.742044</text:p>
          </table:table-cell>
          <table:table-cell office:value-type="float" office:value="0.798016" calcext:value-type="float">
            <text:p>0.798016</text:p>
          </table:table-cell>
          <table:table-cell office:value-type="float" office:value="0.777986" calcext:value-type="float">
            <text:p>0.777986</text:p>
          </table:table-cell>
          <table:table-cell office:value-type="float" office:value="0.772183" calcext:value-type="float">
            <text:p>0.772183</text:p>
          </table:table-cell>
          <table:table-cell office:value-type="float" office:value="0.798577" calcext:value-type="float">
            <text:p>0.798577</text:p>
          </table:table-cell>
          <table:table-cell office:value-type="float" office:value="0.722201" calcext:value-type="float">
            <text:p>0.722201</text:p>
          </table:table-cell>
          <table:table-cell office:value-type="float" office:value="0.753089" calcext:value-type="float">
            <text:p>0.753089</text:p>
          </table:table-cell>
          <table:table-cell office:value-type="float" office:value="0.780419" calcext:value-type="float">
            <text:p>0.780419</text:p>
          </table:table-cell>
          <table:table-cell office:value-type="float" office:value="0.733246" calcext:value-type="float">
            <text:p>0.733246</text:p>
          </table:table-cell>
          <table:table-cell office:value-type="float" office:value="0.794584115" calcext:value-type="float">
            <text:p>0.794584</text:p>
          </table:table-cell>
          <table:table-cell office:value-type="float" office:value="0.727256407" calcext:value-type="float">
            <text:p>0.727256</text:p>
          </table:table-cell>
          <table:table-cell office:value-type="float" office:value="0.758360623" calcext:value-type="float">
            <text:p>0.758361</text:p>
          </table:table-cell>
          <table:table-cell office:value-type="float" office:value="0.785881933" calcext:value-type="float">
            <text:p>0.785882</text:p>
          </table:table-cell>
          <table:table-cell office:value-type="float" office:value="0.747238308" calcext:value-type="float">
            <text:p>0.747238</text:p>
          </table:table-cell>
          <table:table-cell office:value-type="float" office:value="0.79402592" calcext:value-type="float">
            <text:p>0.794026</text:p>
          </table:table-cell>
          <table:table-cell office:value-type="float" office:value="0.783431902" calcext:value-type="float">
            <text:p>0.783432</text:p>
          </table:table-cell>
          <table:table-cell office:value-type="float" office:value="0.777588281" calcext:value-type="float">
            <text:p>0.777588</text:p>
          </table:table-cell>
          <table:table-cell office:value-type="float" office:value="0.73468682839" calcext:value-type="float">
            <text:p>0.734687</text:p>
          </table:table-cell>
          <table:table-cell office:value-type="float" office:value="0.746911" calcext:value-type="float">
            <text:p>0.746911</text:p>
          </table:table-cell>
          <table:table-cell table:formula="of:=AVERAGE([.B7:.U7])" office:value-type="float" office:value="0.7637318658695" calcext:value-type="float">
            <text:p>0.7637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92587" calcext:value-type="float">
            <text:p>0.792587</text:p>
          </table:table-cell>
          <table:table-cell office:value-type="float" office:value="0.752902" calcext:value-type="float">
            <text:p>0.752902</text:p>
          </table:table-cell>
          <table:table-cell office:value-type="float" office:value="0.824972" calcext:value-type="float">
            <text:p>0.824972</text:p>
          </table:table-cell>
          <table:table-cell office:value-type="float" office:value="0.78173" calcext:value-type="float">
            <text:p>0.781730</text:p>
          </table:table-cell>
          <table:table-cell office:value-type="float" office:value="0.782291" calcext:value-type="float">
            <text:p>0.782291</text:p>
          </table:table-cell>
          <table:table-cell office:value-type="float" office:value="0.789966" calcext:value-type="float">
            <text:p>0.789966</text:p>
          </table:table-cell>
          <table:table-cell office:value-type="float" office:value="0.809435" calcext:value-type="float">
            <text:p>0.809435</text:p>
          </table:table-cell>
          <table:table-cell office:value-type="float" office:value="0.80438" calcext:value-type="float">
            <text:p>0.804380</text:p>
          </table:table-cell>
          <table:table-cell office:value-type="float" office:value="0.745227" calcext:value-type="float">
            <text:p>0.745227</text:p>
          </table:table-cell>
          <table:table-cell office:value-type="float" office:value="0.805691" calcext:value-type="float">
            <text:p>0.805691</text:p>
          </table:table-cell>
          <table:table-cell office:value-type="float" office:value="0.78601617" calcext:value-type="float">
            <text:p>0.786016</text:p>
          </table:table-cell>
          <table:table-cell office:value-type="float" office:value="0.815101045" calcext:value-type="float">
            <text:p>0.815101</text:p>
          </table:table-cell>
          <table:table-cell office:value-type="float" office:value="0.81001066" calcext:value-type="float">
            <text:p>0.810011</text:p>
          </table:table-cell>
          <table:table-cell office:value-type="float" office:value="0.750443589" calcext:value-type="float">
            <text:p>0.750444</text:p>
          </table:table-cell>
          <table:table-cell office:value-type="float" office:value="0.758172314" calcext:value-type="float">
            <text:p>0.758172</text:p>
          </table:table-cell>
          <table:table-cell office:value-type="float" office:value="0.82084714" calcext:value-type="float">
            <text:p>0.820847</text:p>
          </table:table-cell>
          <table:table-cell office:value-type="float" office:value="0.78720211" calcext:value-type="float">
            <text:p>0.787202</text:p>
          </table:table-cell>
          <table:table-cell office:value-type="float" office:value="0.787767037" calcext:value-type="float">
            <text:p>0.787767</text:p>
          </table:table-cell>
          <table:table-cell office:value-type="float" office:value="0.807274182815" calcext:value-type="float">
            <text:p>0.807274</text:p>
          </table:table-cell>
          <table:table-cell office:value-type="float" office:value="0.792587" calcext:value-type="float">
            <text:p>0.792587</text:p>
          </table:table-cell>
          <table:table-cell table:formula="of:=AVERAGE([.B8:.U8])" office:value-type="float" office:value="0.79023011239075" calcext:value-type="float">
            <text:p>0.7902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30588" calcext:value-type="float">
            <text:p>0.830588</text:p>
          </table:table-cell>
          <table:table-cell office:value-type="float" office:value="0.785099" calcext:value-type="float">
            <text:p>0.785099</text:p>
          </table:table-cell>
          <table:table-cell office:value-type="float" office:value="0.82778" calcext:value-type="float">
            <text:p>0.827780</text:p>
          </table:table-cell>
          <table:table-cell office:value-type="float" office:value="0.804193" calcext:value-type="float">
            <text:p>0.804193</text:p>
          </table:table-cell>
          <table:table-cell office:value-type="float" office:value="0.799326" calcext:value-type="float">
            <text:p>0.799326</text:p>
          </table:table-cell>
          <table:table-cell office:value-type="float" office:value="0.820105" calcext:value-type="float">
            <text:p>0.820105</text:p>
          </table:table-cell>
          <table:table-cell office:value-type="float" office:value="0.805316" calcext:value-type="float">
            <text:p>0.805316</text:p>
          </table:table-cell>
          <table:table-cell office:value-type="float" office:value="0.806065" calcext:value-type="float">
            <text:p>0.806065</text:p>
          </table:table-cell>
          <table:table-cell office:value-type="float" office:value="0.790528" calcext:value-type="float">
            <text:p>0.790528</text:p>
          </table:table-cell>
          <table:table-cell office:value-type="float" office:value="0.79839" calcext:value-type="float">
            <text:p>0.798390</text:p>
          </table:table-cell>
          <table:table-cell office:value-type="float" office:value="0.816004475" calcext:value-type="float">
            <text:p>0.816004</text:p>
          </table:table-cell>
          <table:table-cell office:value-type="float" office:value="0.810953212" calcext:value-type="float">
            <text:p>0.810953</text:p>
          </table:table-cell>
          <table:table-cell office:value-type="float" office:value="0.811707455" calcext:value-type="float">
            <text:p>0.811707</text:p>
          </table:table-cell>
          <table:table-cell office:value-type="float" office:value="0.796061696" calcext:value-type="float">
            <text:p>0.796062</text:p>
          </table:table-cell>
          <table:table-cell office:value-type="float" office:value="0.790594693" calcext:value-type="float">
            <text:p>0.790595</text:p>
          </table:table-cell>
          <table:table-cell office:value-type="float" office:value="0.8236411" calcext:value-type="float">
            <text:p>0.823641</text:p>
          </table:table-cell>
          <table:table-cell office:value-type="float" office:value="0.809822351" calcext:value-type="float">
            <text:p>0.809822</text:p>
          </table:table-cell>
          <table:table-cell office:value-type="float" office:value="0.804921282" calcext:value-type="float">
            <text:p>0.804921</text:p>
          </table:table-cell>
          <table:table-cell office:value-type="float" office:value="0.79995883635" calcext:value-type="float">
            <text:p>0.799959</text:p>
          </table:table-cell>
          <table:table-cell office:value-type="float" office:value="0.830588" calcext:value-type="float">
            <text:p>0.830588</text:p>
          </table:table-cell>
          <table:table-cell table:formula="of:=AVERAGE([.B9:.U9])" office:value-type="float" office:value="0.8080821550175" calcext:value-type="float">
            <text:p>0.8080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05691" calcext:value-type="float">
            <text:p>0.805691</text:p>
          </table:table-cell>
          <table:table-cell office:value-type="float" office:value="0.788656" calcext:value-type="float">
            <text:p>0.788656</text:p>
          </table:table-cell>
          <table:table-cell office:value-type="float" office:value="0.832085" calcext:value-type="float">
            <text:p>0.832085</text:p>
          </table:table-cell>
          <table:table-cell office:value-type="float" office:value="0.802508" calcext:value-type="float">
            <text:p>0.802508</text:p>
          </table:table-cell>
          <table:table-cell office:value-type="float" office:value="0.810932" calcext:value-type="float">
            <text:p>0.810932</text:p>
          </table:table-cell>
          <table:table-cell office:value-type="float" office:value="0.809809" calcext:value-type="float">
            <text:p>0.809809</text:p>
          </table:table-cell>
          <table:table-cell office:value-type="float" office:value="0.810558" calcext:value-type="float">
            <text:p>0.810558</text:p>
          </table:table-cell>
          <table:table-cell office:value-type="float" office:value="0.80438" calcext:value-type="float">
            <text:p>0.804380</text:p>
          </table:table-cell>
          <table:table-cell office:value-type="float" office:value="0.765069" calcext:value-type="float">
            <text:p>0.765069</text:p>
          </table:table-cell>
          <table:table-cell office:value-type="float" office:value="0.796705" calcext:value-type="float">
            <text:p>0.796705</text:p>
          </table:table-cell>
          <table:table-cell office:value-type="float" office:value="0.805759955" calcext:value-type="float">
            <text:p>0.805760</text:p>
          </table:table-cell>
          <table:table-cell office:value-type="float" office:value="0.816231906" calcext:value-type="float">
            <text:p>0.816232</text:p>
          </table:table-cell>
          <table:table-cell office:value-type="float" office:value="0.81001066" calcext:value-type="float">
            <text:p>0.810011</text:p>
          </table:table-cell>
          <table:table-cell office:value-type="float" office:value="0.770424483" calcext:value-type="float">
            <text:p>0.770424</text:p>
          </table:table-cell>
          <table:table-cell office:value-type="float" office:value="0.794176592" calcext:value-type="float">
            <text:p>0.794177</text:p>
          </table:table-cell>
          <table:table-cell office:value-type="float" office:value="0.827924575" calcext:value-type="float">
            <text:p>0.827925</text:p>
          </table:table-cell>
          <table:table-cell office:value-type="float" office:value="0.808125556" calcext:value-type="float">
            <text:p>0.808126</text:p>
          </table:table-cell>
          <table:table-cell office:value-type="float" office:value="0.816608524" calcext:value-type="float">
            <text:p>0.816609</text:p>
          </table:table-cell>
          <table:table-cell office:value-type="float" office:value="0.798270525325" calcext:value-type="float">
            <text:p>0.798271</text:p>
          </table:table-cell>
          <table:table-cell office:value-type="float" office:value="0.805691" calcext:value-type="float">
            <text:p>0.805691</text:p>
          </table:table-cell>
          <table:table-cell table:formula="of:=AVERAGE([.B10:.U10])" office:value-type="float" office:value="0.80398083881625" calcext:value-type="float">
            <text:p>0.8039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15051" calcext:value-type="float">
            <text:p>0.815051</text:p>
          </table:table-cell>
          <table:table-cell office:value-type="float" office:value="0.790528" calcext:value-type="float">
            <text:p>0.790528</text:p>
          </table:table-cell>
          <table:table-cell office:value-type="float" office:value="0.828903" calcext:value-type="float">
            <text:p>0.828903</text:p>
          </table:table-cell>
          <table:table-cell office:value-type="float" office:value="0.7997" calcext:value-type="float">
            <text:p>0.799700</text:p>
          </table:table-cell>
          <table:table-cell office:value-type="float" office:value="0.808124" calcext:value-type="float">
            <text:p>0.808124</text:p>
          </table:table-cell>
          <table:table-cell office:value-type="float" office:value="0.807563" calcext:value-type="float">
            <text:p>0.807563</text:p>
          </table:table-cell>
          <table:table-cell office:value-type="float" office:value="0.805504" calcext:value-type="float">
            <text:p>0.805504</text:p>
          </table:table-cell>
          <table:table-cell office:value-type="float" office:value="0.805316" calcext:value-type="float">
            <text:p>0.805316</text:p>
          </table:table-cell>
          <table:table-cell office:value-type="float" office:value="0.775927" calcext:value-type="float">
            <text:p>0.775927</text:p>
          </table:table-cell>
          <table:table-cell office:value-type="float" office:value="0.801947" calcext:value-type="float">
            <text:p>0.801947</text:p>
          </table:table-cell>
          <table:table-cell office:value-type="float" office:value="0.803525185" calcext:value-type="float">
            <text:p>0.803525</text:p>
          </table:table-cell>
          <table:table-cell office:value-type="float" office:value="0.811142528" calcext:value-type="float">
            <text:p>0.811143</text:p>
          </table:table-cell>
          <table:table-cell office:value-type="float" office:value="0.810953212" calcext:value-type="float">
            <text:p>0.810953</text:p>
          </table:table-cell>
          <table:table-cell office:value-type="float" office:value="0.781358489" calcext:value-type="float">
            <text:p>0.781358</text:p>
          </table:table-cell>
          <table:table-cell office:value-type="float" office:value="0.796061696" calcext:value-type="float">
            <text:p>0.796062</text:p>
          </table:table-cell>
          <table:table-cell office:value-type="float" office:value="0.824758485" calcext:value-type="float">
            <text:p>0.824758</text:p>
          </table:table-cell>
          <table:table-cell office:value-type="float" office:value="0.8052979" calcext:value-type="float">
            <text:p>0.805298</text:p>
          </table:table-cell>
          <table:table-cell office:value-type="float" office:value="0.813780868" calcext:value-type="float">
            <text:p>0.813781</text:p>
          </table:table-cell>
          <table:table-cell office:value-type="float" office:value="0.803522825855" calcext:value-type="float">
            <text:p>0.803523</text:p>
          </table:table-cell>
          <table:table-cell office:value-type="float" office:value="0.815051" calcext:value-type="float">
            <text:p>0.815051</text:p>
          </table:table-cell>
          <table:table-cell table:formula="of:=AVERAGE([.B11:.U11])" office:value-type="float" office:value="0.80520075944275" calcext:value-type="float">
            <text:p>0.805201</text:p>
          </table:table-cell>
        </table:table-row>
        <table:table-row table:style-name="ro1">
          <table:table-cell table:number-columns-repeated="21"/>
          <table:table-cell table:style-name="ce15"/>
        </table:table-row>
        <table:table-row table:style-name="ro1">
          <table:table-cell table:style-name="ce11" office:value-type="string" calcext:value-type="string">
            <text:p>EPOCH</text:p>
          </table:table-cell>
          <table:table-cell table:style-name="ce14" office:value-type="string" calcext:value-type="string">
            <text:p>RUN1</text:p>
          </table:table-cell>
          <table:table-cell table:style-name="ce14" office:value-type="string" calcext:value-type="string">
            <text:p>RUN2</text:p>
          </table:table-cell>
          <table:table-cell table:style-name="ce14" office:value-type="string" calcext:value-type="string">
            <text:p>RUN3</text:p>
          </table:table-cell>
          <table:table-cell table:style-name="ce14" office:value-type="string" calcext:value-type="string">
            <text:p>RUN4</text:p>
          </table:table-cell>
          <table:table-cell table:style-name="ce14" office:value-type="string" calcext:value-type="string">
            <text:p>RUN5</text:p>
          </table:table-cell>
          <table:table-cell table:style-name="ce14" office:value-type="string" calcext:value-type="string">
            <text:p>RUN6</text:p>
          </table:table-cell>
          <table:table-cell table:style-name="ce14" office:value-type="string" calcext:value-type="string">
            <text:p>RUN7</text:p>
          </table:table-cell>
          <table:table-cell table:style-name="ce14" office:value-type="string" calcext:value-type="string">
            <text:p>RUN8</text:p>
          </table:table-cell>
          <table:table-cell table:style-name="ce14" office:value-type="string" calcext:value-type="string">
            <text:p>RUN9</text:p>
          </table:table-cell>
          <table:table-cell table:style-name="ce14" office:value-type="string" calcext:value-type="string">
            <text:p>RUN10</text:p>
          </table:table-cell>
          <table:table-cell table:style-name="ce14" office:value-type="string" calcext:value-type="string">
            <text:p>RUN11</text:p>
          </table:table-cell>
          <table:table-cell table:style-name="ce14" office:value-type="string" calcext:value-type="string">
            <text:p>RUN12</text:p>
          </table:table-cell>
          <table:table-cell table:style-name="ce14" office:value-type="string" calcext:value-type="string">
            <text:p>RUN13</text:p>
          </table:table-cell>
          <table:table-cell table:style-name="ce14" office:value-type="string" calcext:value-type="string">
            <text:p>RUN14</text:p>
          </table:table-cell>
          <table:table-cell table:style-name="ce14" office:value-type="string" calcext:value-type="string">
            <text:p>RUN15</text:p>
          </table:table-cell>
          <table:table-cell table:style-name="ce14" office:value-type="string" calcext:value-type="string">
            <text:p>RUN16</text:p>
          </table:table-cell>
          <table:table-cell table:style-name="ce14" office:value-type="string" calcext:value-type="string">
            <text:p>RUN17</text:p>
          </table:table-cell>
          <table:table-cell table:style-name="ce14" office:value-type="string" calcext:value-type="string">
            <text:p>RUN18</text:p>
          </table:table-cell>
          <table:table-cell table:style-name="ce14" office:value-type="string" calcext:value-type="string">
            <text:p>RUN19</text:p>
          </table:table-cell>
          <table:table-cell table:style-name="ce14" office:value-type="string" calcext:value-type="string">
            <text:p>RUN20</text:p>
          </table:table-cell>
          <table:table-cell office:value-type="string" calcext:value-type="string">
            <text:p>TRN LOS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1665" calcext:value-type="float">
            <text:p>0.801665</text:p>
          </table:table-cell>
          <table:table-cell office:value-type="float" office:value="0.792699" calcext:value-type="float">
            <text:p>0.792699</text:p>
          </table:table-cell>
          <table:table-cell office:value-type="float" office:value="0.805254" calcext:value-type="float">
            <text:p>0.805254</text:p>
          </table:table-cell>
          <table:table-cell office:value-type="float" office:value="0.815815" calcext:value-type="float">
            <text:p>0.815815</text:p>
          </table:table-cell>
          <table:table-cell office:value-type="float" office:value="0.790955" calcext:value-type="float">
            <text:p>0.790955</text:p>
          </table:table-cell>
          <table:table-cell office:value-type="float" office:value="0.807178" calcext:value-type="float">
            <text:p>0.807178</text:p>
          </table:table-cell>
          <table:table-cell office:value-type="float" office:value="0.790307" calcext:value-type="float">
            <text:p>0.790307</text:p>
          </table:table-cell>
          <table:table-cell office:value-type="float" office:value="0.802838" calcext:value-type="float">
            <text:p>0.802838</text:p>
          </table:table-cell>
          <table:table-cell office:value-type="float" office:value="0.809415" calcext:value-type="float">
            <text:p>0.809415</text:p>
          </table:table-cell>
          <table:table-cell office:value-type="float" office:value="0.812655" calcext:value-type="float">
            <text:p>0.812655</text:p>
          </table:table-cell>
          <table:table-cell office:value-type="float" office:value="0.81121389" calcext:value-type="float">
            <text:p>0.811214</text:p>
          </table:table-cell>
          <table:table-cell office:value-type="float" office:value="0.784774851" calcext:value-type="float">
            <text:p>0.784775</text:p>
          </table:table-cell>
          <table:table-cell office:value-type="float" office:value="0.797218134" calcext:value-type="float">
            <text:p>0.797218</text:p>
          </table:table-cell>
          <table:table-cell office:value-type="float" office:value="0.803749095" calcext:value-type="float">
            <text:p>0.803749</text:p>
          </table:table-cell>
          <table:table-cell office:value-type="float" office:value="0.787150107" calcext:value-type="float">
            <text:p>0.787150</text:p>
          </table:table-cell>
          <table:table-cell office:value-type="float" office:value="0.80928027" calcext:value-type="float">
            <text:p>0.809280</text:p>
          </table:table-cell>
          <table:table-cell office:value-type="float" office:value="0.810104295" calcext:value-type="float">
            <text:p>0.810104</text:p>
          </table:table-cell>
          <table:table-cell office:value-type="float" office:value="0.785418315" calcext:value-type="float">
            <text:p>0.785418</text:p>
          </table:table-cell>
          <table:table-cell office:value-type="float" office:value="0.816718275" calcext:value-type="float">
            <text:p>0.816718</text:p>
          </table:table-cell>
          <table:table-cell office:value-type="float" office:value="0.796053345" calcext:value-type="float">
            <text:p>0.796053</text:p>
          </table:table-cell>
          <table:table-cell table:formula="of:=AVERAGE([.B14:.U14])" office:value-type="float" office:value="0.80152307885" calcext:value-type="float">
            <text:p>0.8015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5499" calcext:value-type="float">
            <text:p>0.735499</text:p>
          </table:table-cell>
          <table:table-cell office:value-type="float" office:value="0.731019" calcext:value-type="float">
            <text:p>0.731019</text:p>
          </table:table-cell>
          <table:table-cell office:value-type="float" office:value="0.731119" calcext:value-type="float">
            <text:p>0.731119</text:p>
          </table:table-cell>
          <table:table-cell office:value-type="float" office:value="0.726292" calcext:value-type="float">
            <text:p>0.726292</text:p>
          </table:table-cell>
          <table:table-cell office:value-type="float" office:value="0.723471" calcext:value-type="float">
            <text:p>0.723471</text:p>
          </table:table-cell>
          <table:table-cell office:value-type="float" office:value="0.737084" calcext:value-type="float">
            <text:p>0.737084</text:p>
          </table:table-cell>
          <table:table-cell office:value-type="float" office:value="0.724244" calcext:value-type="float">
            <text:p>0.724244</text:p>
          </table:table-cell>
          <table:table-cell office:value-type="float" office:value="0.728132" calcext:value-type="float">
            <text:p>0.728132</text:p>
          </table:table-cell>
          <table:table-cell office:value-type="float" office:value="0.732244" calcext:value-type="float">
            <text:p>0.732244</text:p>
          </table:table-cell>
          <table:table-cell office:value-type="float" office:value="0.724635" calcext:value-type="float">
            <text:p>0.724635</text:p>
          </table:table-cell>
          <table:table-cell office:value-type="float" office:value="0.74076942" calcext:value-type="float">
            <text:p>0.740769</text:p>
          </table:table-cell>
          <table:table-cell office:value-type="float" office:value="0.719174292" calcext:value-type="float">
            <text:p>0.719174</text:p>
          </table:table-cell>
          <table:table-cell office:value-type="float" office:value="0.723035076" calcext:value-type="float">
            <text:p>0.723035</text:p>
          </table:table-cell>
          <table:table-cell office:value-type="float" office:value="0.727118292" calcext:value-type="float">
            <text:p>0.727118</text:p>
          </table:table-cell>
          <table:table-cell office:value-type="float" office:value="0.725901867" calcext:value-type="float">
            <text:p>0.725902</text:p>
          </table:table-cell>
          <table:table-cell office:value-type="float" office:value="0.734774595" calcext:value-type="float">
            <text:p>0.734775</text:p>
          </table:table-cell>
          <table:table-cell office:value-type="float" office:value="0.721207956" calcext:value-type="float">
            <text:p>0.721208</text:p>
          </table:table-cell>
          <table:table-cell office:value-type="float" office:value="0.718406703" calcext:value-type="float">
            <text:p>0.718407</text:p>
          </table:table-cell>
          <table:table-cell office:value-type="float" office:value="0.728258175" calcext:value-type="float">
            <text:p>0.728258</text:p>
          </table:table-cell>
          <table:table-cell office:value-type="float" office:value="0.730350507" calcext:value-type="float">
            <text:p>0.730351</text:p>
          </table:table-cell>
          <table:table-cell table:formula="of:=AVERAGE([.B15:.U15])" office:value-type="float" office:value="0.72813679415" calcext:value-type="float">
            <text:p>0.7281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93432" calcext:value-type="float">
            <text:p>0.693432</text:p>
          </table:table-cell>
          <table:table-cell office:value-type="float" office:value="0.702868" calcext:value-type="float">
            <text:p>0.702868</text:p>
          </table:table-cell>
          <table:table-cell office:value-type="float" office:value="0.690435" calcext:value-type="float">
            <text:p>0.690435</text:p>
          </table:table-cell>
          <table:table-cell office:value-type="float" office:value="0.703468" calcext:value-type="float">
            <text:p>0.703468</text:p>
          </table:table-cell>
          <table:table-cell office:value-type="float" office:value="0.695219" calcext:value-type="float">
            <text:p>0.695219</text:p>
          </table:table-cell>
          <table:table-cell office:value-type="float" office:value="0.695546" calcext:value-type="float">
            <text:p>0.695546</text:p>
          </table:table-cell>
          <table:table-cell office:value-type="float" office:value="0.695374" calcext:value-type="float">
            <text:p>0.695374</text:p>
          </table:table-cell>
          <table:table-cell office:value-type="float" office:value="0.694818" calcext:value-type="float">
            <text:p>0.694818</text:p>
          </table:table-cell>
          <table:table-cell office:value-type="float" office:value="0.698432" calcext:value-type="float">
            <text:p>0.698432</text:p>
          </table:table-cell>
          <table:table-cell office:value-type="float" office:value="0.68027" calcext:value-type="float">
            <text:p>0.680270</text:p>
          </table:table-cell>
          <table:table-cell office:value-type="float" office:value="0.69902373" calcext:value-type="float">
            <text:p>0.699024</text:p>
          </table:table-cell>
          <table:table-cell office:value-type="float" office:value="0.690506382" calcext:value-type="float">
            <text:p>0.690506</text:p>
          </table:table-cell>
          <table:table-cell office:value-type="float" office:value="0.689954274" calcext:value-type="float">
            <text:p>0.689954</text:p>
          </table:table-cell>
          <table:table-cell office:value-type="float" office:value="0.693542976" calcext:value-type="float">
            <text:p>0.693543</text:p>
          </table:table-cell>
          <table:table-cell office:value-type="float" office:value="0.697947924" calcext:value-type="float">
            <text:p>0.697948</text:p>
          </table:table-cell>
          <table:table-cell office:value-type="float" office:value="0.693887175" calcext:value-type="float">
            <text:p>0.693887</text:p>
          </table:table-cell>
          <table:table-cell office:value-type="float" office:value="0.698543724" calcext:value-type="float">
            <text:p>0.698544</text:p>
          </table:table-cell>
          <table:table-cell office:value-type="float" office:value="0.690352467" calcext:value-type="float">
            <text:p>0.690352</text:p>
          </table:table-cell>
          <table:table-cell office:value-type="float" office:value="0.68367135" calcext:value-type="float">
            <text:p>0.683671</text:p>
          </table:table-cell>
          <table:table-cell office:value-type="float" office:value="0.688577976" calcext:value-type="float">
            <text:p>0.688578</text:p>
          </table:table-cell>
          <table:table-cell table:formula="of:=AVERAGE([.B16:.U16])" office:value-type="float" office:value="0.6937934989" calcext:value-type="float">
            <text:p>0.6937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99937" calcext:value-type="float">
            <text:p>0.599937</text:p>
          </table:table-cell>
          <table:table-cell office:value-type="float" office:value="0.687049" calcext:value-type="float">
            <text:p>0.687049</text:p>
          </table:table-cell>
          <table:table-cell office:value-type="float" office:value="0.594515" calcext:value-type="float">
            <text:p>0.594515</text:p>
          </table:table-cell>
          <table:table-cell office:value-type="float" office:value="0.651454" calcext:value-type="float">
            <text:p>0.651454</text:p>
          </table:table-cell>
          <table:table-cell office:value-type="float" office:value="0.616475" calcext:value-type="float">
            <text:p>0.616475</text:p>
          </table:table-cell>
          <table:table-cell office:value-type="float" office:value="0.623369" calcext:value-type="float">
            <text:p>0.623369</text:p>
          </table:table-cell>
          <table:table-cell office:value-type="float" office:value="0.616654" calcext:value-type="float">
            <text:p>0.616654</text:p>
          </table:table-cell>
          <table:table-cell office:value-type="float" office:value="0.630873" calcext:value-type="float">
            <text:p>0.630873</text:p>
          </table:table-cell>
          <table:table-cell office:value-type="float" office:value="0.613625" calcext:value-type="float">
            <text:p>0.613625</text:p>
          </table:table-cell>
          <table:table-cell office:value-type="float" office:value="0.605062" calcext:value-type="float">
            <text:p>0.605062</text:p>
          </table:table-cell>
          <table:table-cell office:value-type="float" office:value="0.626485845" calcext:value-type="float">
            <text:p>0.626486</text:p>
          </table:table-cell>
          <table:table-cell office:value-type="float" office:value="0.612337422" calcext:value-type="float">
            <text:p>0.612337</text:p>
          </table:table-cell>
          <table:table-cell office:value-type="float" office:value="0.626456889" calcext:value-type="float">
            <text:p>0.626457</text:p>
          </table:table-cell>
          <table:table-cell office:value-type="float" office:value="0.609329625" calcext:value-type="float">
            <text:p>0.609330</text:p>
          </table:table-cell>
          <table:table-cell office:value-type="float" office:value="0.682239657" calcext:value-type="float">
            <text:p>0.682240</text:p>
          </table:table-cell>
          <table:table-cell office:value-type="float" office:value="0.597487575" calcext:value-type="float">
            <text:p>0.597488</text:p>
          </table:table-cell>
          <table:table-cell office:value-type="float" office:value="0.646893822" calcext:value-type="float">
            <text:p>0.646894</text:p>
          </table:table-cell>
          <table:table-cell office:value-type="float" office:value="0.612159675" calcext:value-type="float">
            <text:p>0.612160</text:p>
          </table:table-cell>
          <table:table-cell office:value-type="float" office:value="0.60808731" calcext:value-type="float">
            <text:p>0.608087</text:p>
          </table:table-cell>
          <table:table-cell office:value-type="float" office:value="0.595737441" calcext:value-type="float">
            <text:p>0.595737</text:p>
          </table:table-cell>
          <table:table-cell table:formula="of:=AVERAGE([.B17:.U17])" office:value-type="float" office:value="0.62281141305" calcext:value-type="float">
            <text:p>0.6228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81915" calcext:value-type="float">
            <text:p>0.481915</text:p>
          </table:table-cell>
          <table:table-cell office:value-type="float" office:value="0.562585" calcext:value-type="float">
            <text:p>0.562585</text:p>
          </table:table-cell>
          <table:table-cell office:value-type="float" office:value="0.477864" calcext:value-type="float">
            <text:p>0.477864</text:p>
          </table:table-cell>
          <table:table-cell office:value-type="float" office:value="0.529772" calcext:value-type="float">
            <text:p>0.529772</text:p>
          </table:table-cell>
          <table:table-cell office:value-type="float" office:value="0.512826" calcext:value-type="float">
            <text:p>0.512826</text:p>
          </table:table-cell>
          <table:table-cell office:value-type="float" office:value="0.500624" calcext:value-type="float">
            <text:p>0.500624</text:p>
          </table:table-cell>
          <table:table-cell office:value-type="float" office:value="0.467841" calcext:value-type="float">
            <text:p>0.467841</text:p>
          </table:table-cell>
          <table:table-cell office:value-type="float" office:value="0.500017" calcext:value-type="float">
            <text:p>0.500017</text:p>
          </table:table-cell>
          <table:table-cell office:value-type="float" office:value="0.481901" calcext:value-type="float">
            <text:p>0.481901</text:p>
          </table:table-cell>
          <table:table-cell office:value-type="float" office:value="0.476037" calcext:value-type="float">
            <text:p>0.476037</text:p>
          </table:table-cell>
          <table:table-cell office:value-type="float" office:value="0.50312712" calcext:value-type="float">
            <text:p>0.503127</text:p>
          </table:table-cell>
          <table:table-cell office:value-type="float" office:value="0.464566113" calcext:value-type="float">
            <text:p>0.464566</text:p>
          </table:table-cell>
          <table:table-cell office:value-type="float" office:value="0.496516881" calcext:value-type="float">
            <text:p>0.496517</text:p>
          </table:table-cell>
          <table:table-cell office:value-type="float" office:value="0.478527693" calcext:value-type="float">
            <text:p>0.478528</text:p>
          </table:table-cell>
          <table:table-cell office:value-type="float" office:value="0.558646905" calcext:value-type="float">
            <text:p>0.558647</text:p>
          </table:table-cell>
          <table:table-cell office:value-type="float" office:value="0.48025332" calcext:value-type="float">
            <text:p>0.480253</text:p>
          </table:table-cell>
          <table:table-cell office:value-type="float" office:value="0.526063596" calcext:value-type="float">
            <text:p>0.526064</text:p>
          </table:table-cell>
          <table:table-cell office:value-type="float" office:value="0.509236218" calcext:value-type="float">
            <text:p>0.509236</text:p>
          </table:table-cell>
          <table:table-cell office:value-type="float" office:value="0.478417185" calcext:value-type="float">
            <text:p>0.478417</text:p>
          </table:table-cell>
          <table:table-cell office:value-type="float" office:value="0.478541595" calcext:value-type="float">
            <text:p>0.478542</text:p>
          </table:table-cell>
          <table:table-cell table:formula="of:=AVERAGE([.B18:.U18])" office:value-type="float" office:value="0.4982639313" calcext:value-type="float">
            <text:p>0.4982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09549" calcext:value-type="float">
            <text:p>0.409549</text:p>
          </table:table-cell>
          <table:table-cell office:value-type="float" office:value="0.467076" calcext:value-type="float">
            <text:p>0.467076</text:p>
          </table:table-cell>
          <table:table-cell office:value-type="float" office:value="0.359233" calcext:value-type="float">
            <text:p>0.359233</text:p>
          </table:table-cell>
          <table:table-cell office:value-type="float" office:value="0.424506" calcext:value-type="float">
            <text:p>0.424506</text:p>
          </table:table-cell>
          <table:table-cell office:value-type="float" office:value="0.425153" calcext:value-type="float">
            <text:p>0.425153</text:p>
          </table:table-cell>
          <table:table-cell office:value-type="float" office:value="0.421314" calcext:value-type="float">
            <text:p>0.421314</text:p>
          </table:table-cell>
          <table:table-cell office:value-type="float" office:value="0.391509" calcext:value-type="float">
            <text:p>0.391509</text:p>
          </table:table-cell>
          <table:table-cell office:value-type="float" office:value="0.40607" calcext:value-type="float">
            <text:p>0.406070</text:p>
          </table:table-cell>
          <table:table-cell office:value-type="float" office:value="0.403908" calcext:value-type="float">
            <text:p>0.403908</text:p>
          </table:table-cell>
          <table:table-cell office:value-type="float" office:value="0.398501" calcext:value-type="float">
            <text:p>0.398501</text:p>
          </table:table-cell>
          <table:table-cell office:value-type="float" office:value="0.42342057" calcext:value-type="float">
            <text:p>0.423421</text:p>
          </table:table-cell>
          <table:table-cell office:value-type="float" office:value="0.388768437" calcext:value-type="float">
            <text:p>0.388768</text:p>
          </table:table-cell>
          <table:table-cell office:value-type="float" office:value="0.40322751" calcext:value-type="float">
            <text:p>0.403228</text:p>
          </table:table-cell>
          <table:table-cell office:value-type="float" office:value="0.401080644" calcext:value-type="float">
            <text:p>0.401081</text:p>
          </table:table-cell>
          <table:table-cell office:value-type="float" office:value="0.463806468" calcext:value-type="float">
            <text:p>0.463806</text:p>
          </table:table-cell>
          <table:table-cell office:value-type="float" office:value="0.361029165" calcext:value-type="float">
            <text:p>0.361029</text:p>
          </table:table-cell>
          <table:table-cell office:value-type="float" office:value="0.421534458" calcext:value-type="float">
            <text:p>0.421534</text:p>
          </table:table-cell>
          <table:table-cell office:value-type="float" office:value="0.422176929" calcext:value-type="float">
            <text:p>0.422177</text:p>
          </table:table-cell>
          <table:table-cell office:value-type="float" office:value="0.400493505" calcext:value-type="float">
            <text:p>0.400494</text:p>
          </table:table-cell>
          <table:table-cell office:value-type="float" office:value="0.406682157" calcext:value-type="float">
            <text:p>0.406682</text:p>
          </table:table-cell>
          <table:table-cell table:formula="of:=AVERAGE([.B19:.U19])" office:value-type="float" office:value="0.40995194215" calcext:value-type="float">
            <text:p>0.4099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46145" calcext:value-type="float">
            <text:p>0.346145</text:p>
          </table:table-cell>
          <table:table-cell office:value-type="float" office:value="0.399307" calcext:value-type="float">
            <text:p>0.399307</text:p>
          </table:table-cell>
          <table:table-cell office:value-type="float" office:value="0.320782" calcext:value-type="float">
            <text:p>0.320782</text:p>
          </table:table-cell>
          <table:table-cell office:value-type="float" office:value="0.370254" calcext:value-type="float">
            <text:p>0.370254</text:p>
          </table:table-cell>
          <table:table-cell office:value-type="float" office:value="0.35421" calcext:value-type="float">
            <text:p>0.354210</text:p>
          </table:table-cell>
          <table:table-cell office:value-type="float" office:value="0.360919" calcext:value-type="float">
            <text:p>0.360919</text:p>
          </table:table-cell>
          <table:table-cell office:value-type="float" office:value="0.338442" calcext:value-type="float">
            <text:p>0.338442</text:p>
          </table:table-cell>
          <table:table-cell office:value-type="float" office:value="0.357379" calcext:value-type="float">
            <text:p>0.357379</text:p>
          </table:table-cell>
          <table:table-cell office:value-type="float" office:value="0.344608" calcext:value-type="float">
            <text:p>0.344608</text:p>
          </table:table-cell>
          <table:table-cell office:value-type="float" office:value="0.347821" calcext:value-type="float">
            <text:p>0.347821</text:p>
          </table:table-cell>
          <table:table-cell office:value-type="float" office:value="0.362723595" calcext:value-type="float">
            <text:p>0.362724</text:p>
          </table:table-cell>
          <table:table-cell office:value-type="float" office:value="0.336072906" calcext:value-type="float">
            <text:p>0.336073</text:p>
          </table:table-cell>
          <table:table-cell office:value-type="float" office:value="0.354877347" calcext:value-type="float">
            <text:p>0.354877</text:p>
          </table:table-cell>
          <table:table-cell office:value-type="float" office:value="0.342195744" calcext:value-type="float">
            <text:p>0.342196</text:p>
          </table:table-cell>
          <table:table-cell office:value-type="float" office:value="0.396511851" calcext:value-type="float">
            <text:p>0.396512</text:p>
          </table:table-cell>
          <table:table-cell office:value-type="float" office:value="0.32238591" calcext:value-type="float">
            <text:p>0.322386</text:p>
          </table:table-cell>
          <table:table-cell office:value-type="float" office:value="0.367662222" calcext:value-type="float">
            <text:p>0.367662</text:p>
          </table:table-cell>
          <table:table-cell office:value-type="float" office:value="0.35173053" calcext:value-type="float">
            <text:p>0.351731</text:p>
          </table:table-cell>
          <table:table-cell office:value-type="float" office:value="0.349560105" calcext:value-type="float">
            <text:p>0.349560</text:p>
          </table:table-cell>
          <table:table-cell office:value-type="float" office:value="0.343721985" calcext:value-type="float">
            <text:p>0.343722</text:p>
          </table:table-cell>
          <table:table-cell table:formula="of:=AVERAGE([.B20:.U20])" office:value-type="float" office:value="0.35336545975" calcext:value-type="float">
            <text:p>0.3533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18461" calcext:value-type="float">
            <text:p>0.318461</text:p>
          </table:table-cell>
          <table:table-cell office:value-type="float" office:value="0.371062" calcext:value-type="float">
            <text:p>0.371062</text:p>
          </table:table-cell>
          <table:table-cell office:value-type="float" office:value="0.273252" calcext:value-type="float">
            <text:p>0.273252</text:p>
          </table:table-cell>
          <table:table-cell office:value-type="float" office:value="0.312735" calcext:value-type="float">
            <text:p>0.312735</text:p>
          </table:table-cell>
          <table:table-cell office:value-type="float" office:value="0.333469" calcext:value-type="float">
            <text:p>0.333469</text:p>
          </table:table-cell>
          <table:table-cell office:value-type="float" office:value="0.314812" calcext:value-type="float">
            <text:p>0.314812</text:p>
          </table:table-cell>
          <table:table-cell office:value-type="float" office:value="0.312407" calcext:value-type="float">
            <text:p>0.312407</text:p>
          </table:table-cell>
          <table:table-cell office:value-type="float" office:value="0.314386" calcext:value-type="float">
            <text:p>0.314386</text:p>
          </table:table-cell>
          <table:table-cell office:value-type="float" office:value="0.31938" calcext:value-type="float">
            <text:p>0.319380</text:p>
          </table:table-cell>
          <table:table-cell office:value-type="float" office:value="0.312317" calcext:value-type="float">
            <text:p>0.312317</text:p>
          </table:table-cell>
          <table:table-cell office:value-type="float" office:value="0.31638606" calcext:value-type="float">
            <text:p>0.316386</text:p>
          </table:table-cell>
          <table:table-cell office:value-type="float" office:value="0.310220151" calcext:value-type="float">
            <text:p>0.310220</text:p>
          </table:table-cell>
          <table:table-cell office:value-type="float" office:value="0.312185298" calcext:value-type="float">
            <text:p>0.312185</text:p>
          </table:table-cell>
          <table:table-cell office:value-type="float" office:value="0.31714434" calcext:value-type="float">
            <text:p>0.317144</text:p>
          </table:table-cell>
          <table:table-cell office:value-type="float" office:value="0.368464566" calcext:value-type="float">
            <text:p>0.368465</text:p>
          </table:table-cell>
          <table:table-cell office:value-type="float" office:value="0.27461826" calcext:value-type="float">
            <text:p>0.274618</text:p>
          </table:table-cell>
          <table:table-cell office:value-type="float" office:value="0.310545855" calcext:value-type="float">
            <text:p>0.310546</text:p>
          </table:table-cell>
          <table:table-cell office:value-type="float" office:value="0.331134717" calcext:value-type="float">
            <text:p>0.331135</text:p>
          </table:table-cell>
          <table:table-cell office:value-type="float" office:value="0.313878585" calcext:value-type="float">
            <text:p>0.313879</text:p>
          </table:table-cell>
          <table:table-cell office:value-type="float" office:value="0.316231773" calcext:value-type="float">
            <text:p>0.316232</text:p>
          </table:table-cell>
          <table:table-cell table:formula="of:=AVERAGE([.B21:.U21])" office:value-type="float" office:value="0.31765453025" calcext:value-type="float">
            <text:p>0.3176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95023" calcext:value-type="float">
            <text:p>0.295023</text:p>
          </table:table-cell>
          <table:table-cell office:value-type="float" office:value="0.349105" calcext:value-type="float">
            <text:p>0.349105</text:p>
          </table:table-cell>
          <table:table-cell office:value-type="float" office:value="0.270192" calcext:value-type="float">
            <text:p>0.270192</text:p>
          </table:table-cell>
          <table:table-cell office:value-type="float" office:value="0.298633" calcext:value-type="float">
            <text:p>0.298633</text:p>
          </table:table-cell>
          <table:table-cell office:value-type="float" office:value="0.317973" calcext:value-type="float">
            <text:p>0.317973</text:p>
          </table:table-cell>
          <table:table-cell office:value-type="float" office:value="0.310207" calcext:value-type="float">
            <text:p>0.310207</text:p>
          </table:table-cell>
          <table:table-cell office:value-type="float" office:value="0.284" calcext:value-type="float">
            <text:p>0.284000</text:p>
          </table:table-cell>
          <table:table-cell office:value-type="float" office:value="0.292737" calcext:value-type="float">
            <text:p>0.292737</text:p>
          </table:table-cell>
          <table:table-cell office:value-type="float" office:value="0.295567" calcext:value-type="float">
            <text:p>0.295567</text:p>
          </table:table-cell>
          <table:table-cell office:value-type="float" office:value="0.301726" calcext:value-type="float">
            <text:p>0.301726</text:p>
          </table:table-cell>
          <table:table-cell office:value-type="float" office:value="0.311758035" calcext:value-type="float">
            <text:p>0.311758</text:p>
          </table:table-cell>
          <table:table-cell office:value-type="float" office:value="0.282012" calcext:value-type="float">
            <text:p>0.282012</text:p>
          </table:table-cell>
          <table:table-cell office:value-type="float" office:value="0.290687841" calcext:value-type="float">
            <text:p>0.290688</text:p>
          </table:table-cell>
          <table:table-cell office:value-type="float" office:value="0.293498031" calcext:value-type="float">
            <text:p>0.293498</text:p>
          </table:table-cell>
          <table:table-cell office:value-type="float" office:value="0.346661265" calcext:value-type="float">
            <text:p>0.346661</text:p>
          </table:table-cell>
          <table:table-cell office:value-type="float" office:value="0.27154296" calcext:value-type="float">
            <text:p>0.271543</text:p>
          </table:table-cell>
          <table:table-cell office:value-type="float" office:value="0.296542569" calcext:value-type="float">
            <text:p>0.296543</text:p>
          </table:table-cell>
          <table:table-cell office:value-type="float" office:value="0.315747189" calcext:value-type="float">
            <text:p>0.315747</text:p>
          </table:table-cell>
          <table:table-cell office:value-type="float" office:value="0.30323463" calcext:value-type="float">
            <text:p>0.303235</text:p>
          </table:table-cell>
          <table:table-cell office:value-type="float" office:value="0.292957839" calcext:value-type="float">
            <text:p>0.292958</text:p>
          </table:table-cell>
          <table:table-cell table:formula="of:=AVERAGE([.B22:.U22])" office:value-type="float" office:value="0.30099026795" calcext:value-type="float">
            <text:p>0.3009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83174" calcext:value-type="float">
            <text:p>0.283174</text:p>
          </table:table-cell>
          <table:table-cell office:value-type="float" office:value="0.341096" calcext:value-type="float">
            <text:p>0.341096</text:p>
          </table:table-cell>
          <table:table-cell office:value-type="float" office:value="0.256863" calcext:value-type="float">
            <text:p>0.256863</text:p>
          </table:table-cell>
          <table:table-cell office:value-type="float" office:value="0.301494" calcext:value-type="float">
            <text:p>0.301494</text:p>
          </table:table-cell>
          <table:table-cell office:value-type="float" office:value="0.306447" calcext:value-type="float">
            <text:p>0.306447</text:p>
          </table:table-cell>
          <table:table-cell office:value-type="float" office:value="0.296595" calcext:value-type="float">
            <text:p>0.296595</text:p>
          </table:table-cell>
          <table:table-cell office:value-type="float" office:value="0.278209" calcext:value-type="float">
            <text:p>0.278209</text:p>
          </table:table-cell>
          <table:table-cell office:value-type="float" office:value="0.282575" calcext:value-type="float">
            <text:p>0.282575</text:p>
          </table:table-cell>
          <table:table-cell office:value-type="float" office:value="0.297511" calcext:value-type="float">
            <text:p>0.297511</text:p>
          </table:table-cell>
          <table:table-cell office:value-type="float" office:value="0.288837" calcext:value-type="float">
            <text:p>0.288837</text:p>
          </table:table-cell>
          <table:table-cell office:value-type="float" office:value="0.298077975" calcext:value-type="float">
            <text:p>0.298078</text:p>
          </table:table-cell>
          <table:table-cell office:value-type="float" office:value="0.276261537" calcext:value-type="float">
            <text:p>0.276262</text:p>
          </table:table-cell>
          <table:table-cell office:value-type="float" office:value="0.280596975" calcext:value-type="float">
            <text:p>0.280597</text:p>
          </table:table-cell>
          <table:table-cell office:value-type="float" office:value="0.295428423" calcext:value-type="float">
            <text:p>0.295428</text:p>
          </table:table-cell>
          <table:table-cell office:value-type="float" office:value="0.338708328" calcext:value-type="float">
            <text:p>0.338708</text:p>
          </table:table-cell>
          <table:table-cell office:value-type="float" office:value="0.258147315" calcext:value-type="float">
            <text:p>0.258147</text:p>
          </table:table-cell>
          <table:table-cell office:value-type="float" office:value="0.299383542" calcext:value-type="float">
            <text:p>0.299384</text:p>
          </table:table-cell>
          <table:table-cell office:value-type="float" office:value="0.304301871" calcext:value-type="float">
            <text:p>0.304302</text:p>
          </table:table-cell>
          <table:table-cell office:value-type="float" office:value="0.290281185" calcext:value-type="float">
            <text:p>0.290281</text:p>
          </table:table-cell>
          <table:table-cell office:value-type="float" office:value="0.281191782" calcext:value-type="float">
            <text:p>0.281192</text:p>
          </table:table-cell>
          <table:table-cell table:formula="of:=AVERAGE([.B23:.U23])" office:value-type="float" office:value="0.29275899665" calcext:value-type="float">
            <text:p>0.292759</text:p>
          </table:table-cell>
        </table:table-row>
        <table:table-row table:style-name="ro1">
          <table:table-cell table:number-columns-repeated="21"/>
          <table:table-cell table:style-name="ce15"/>
        </table:table-row>
        <table:table-row table:style-name="ro1">
          <table:table-cell table:style-name="ce11" office:value-type="string" calcext:value-type="string">
            <text:p>EPOCH</text:p>
          </table:table-cell>
          <table:table-cell table:style-name="ce14" office:value-type="string" calcext:value-type="string">
            <text:p>RUN1</text:p>
          </table:table-cell>
          <table:table-cell table:style-name="ce14" office:value-type="string" calcext:value-type="string">
            <text:p>RUN2</text:p>
          </table:table-cell>
          <table:table-cell table:style-name="ce14" office:value-type="string" calcext:value-type="string">
            <text:p>RUN3</text:p>
          </table:table-cell>
          <table:table-cell table:style-name="ce14" office:value-type="string" calcext:value-type="string">
            <text:p>RUN4</text:p>
          </table:table-cell>
          <table:table-cell table:style-name="ce14" office:value-type="string" calcext:value-type="string">
            <text:p>RUN5</text:p>
          </table:table-cell>
          <table:table-cell table:style-name="ce14" office:value-type="string" calcext:value-type="string">
            <text:p>RUN6</text:p>
          </table:table-cell>
          <table:table-cell table:style-name="ce14" office:value-type="string" calcext:value-type="string">
            <text:p>RUN7</text:p>
          </table:table-cell>
          <table:table-cell table:style-name="ce14" office:value-type="string" calcext:value-type="string">
            <text:p>RUN8</text:p>
          </table:table-cell>
          <table:table-cell table:style-name="ce14" office:value-type="string" calcext:value-type="string">
            <text:p>RUN9</text:p>
          </table:table-cell>
          <table:table-cell table:style-name="ce14" office:value-type="string" calcext:value-type="string">
            <text:p>RUN10</text:p>
          </table:table-cell>
          <table:table-cell table:style-name="ce14" office:value-type="string" calcext:value-type="string">
            <text:p>RUN11</text:p>
          </table:table-cell>
          <table:table-cell table:style-name="ce14" office:value-type="string" calcext:value-type="string">
            <text:p>RUN12</text:p>
          </table:table-cell>
          <table:table-cell table:style-name="ce14" office:value-type="string" calcext:value-type="string">
            <text:p>RUN13</text:p>
          </table:table-cell>
          <table:table-cell table:style-name="ce14" office:value-type="string" calcext:value-type="string">
            <text:p>RUN14</text:p>
          </table:table-cell>
          <table:table-cell table:style-name="ce14" office:value-type="string" calcext:value-type="string">
            <text:p>RUN15</text:p>
          </table:table-cell>
          <table:table-cell table:style-name="ce14" office:value-type="string" calcext:value-type="string">
            <text:p>RUN16</text:p>
          </table:table-cell>
          <table:table-cell table:style-name="ce14" office:value-type="string" calcext:value-type="string">
            <text:p>RUN17</text:p>
          </table:table-cell>
          <table:table-cell table:style-name="ce14" office:value-type="string" calcext:value-type="string">
            <text:p>RUN18</text:p>
          </table:table-cell>
          <table:table-cell table:style-name="ce14" office:value-type="string" calcext:value-type="string">
            <text:p>RUN19</text:p>
          </table:table-cell>
          <table:table-cell table:style-name="ce14" office:value-type="string" calcext:value-type="string">
            <text:p>RUN20</text:p>
          </table:table-cell>
          <table:table-cell office:value-type="string" calcext:value-type="string">
            <text:p>VAL LO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1121" calcext:value-type="float">
            <text:p>0.691121</text:p>
          </table:table-cell>
          <table:table-cell office:value-type="float" office:value="0.688596" calcext:value-type="float">
            <text:p>0.688596</text:p>
          </table:table-cell>
          <table:table-cell office:value-type="float" office:value="0.731502" calcext:value-type="float">
            <text:p>0.731502</text:p>
          </table:table-cell>
          <table:table-cell office:value-type="float" office:value="0.685819" calcext:value-type="float">
            <text:p>0.685819</text:p>
          </table:table-cell>
          <table:table-cell office:value-type="float" office:value="0.690418" calcext:value-type="float">
            <text:p>0.690418</text:p>
          </table:table-cell>
          <table:table-cell office:value-type="float" office:value="0.696466" calcext:value-type="float">
            <text:p>0.696466</text:p>
          </table:table-cell>
          <table:table-cell office:value-type="float" office:value="0.689166" calcext:value-type="float">
            <text:p>0.689166</text:p>
          </table:table-cell>
          <table:table-cell office:value-type="float" office:value="0.707719" calcext:value-type="float">
            <text:p>0.707719</text:p>
          </table:table-cell>
          <table:table-cell office:value-type="float" office:value="0.698471" calcext:value-type="float">
            <text:p>0.698471</text:p>
          </table:table-cell>
          <table:table-cell office:value-type="float" office:value="0.702286" calcext:value-type="float">
            <text:p>0.702286</text:p>
          </table:table-cell>
          <table:table-cell office:value-type="float" office:value="0.69994833" calcext:value-type="float">
            <text:p>0.699948</text:p>
          </table:table-cell>
          <table:table-cell office:value-type="float" office:value="0.684341838" calcext:value-type="float">
            <text:p>0.684342</text:p>
          </table:table-cell>
          <table:table-cell office:value-type="float" office:value="0.702764967" calcext:value-type="float">
            <text:p>0.702765</text:p>
          </table:table-cell>
          <table:table-cell office:value-type="float" office:value="0.693581703" calcext:value-type="float">
            <text:p>0.693582</text:p>
          </table:table-cell>
          <table:table-cell office:value-type="float" office:value="0.683775828" calcext:value-type="float">
            <text:p>0.683776</text:p>
          </table:table-cell>
          <table:table-cell office:value-type="float" office:value="0.73515951" calcext:value-type="float">
            <text:p>0.735160</text:p>
          </table:table-cell>
          <table:table-cell office:value-type="float" office:value="0.681018267" calcext:value-type="float">
            <text:p>0.681018</text:p>
          </table:table-cell>
          <table:table-cell office:value-type="float" office:value="0.685585074" calcext:value-type="float">
            <text:p>0.685585</text:p>
          </table:table-cell>
          <table:table-cell office:value-type="float" office:value="0.70579743" calcext:value-type="float">
            <text:p>0.705797</text:p>
          </table:table-cell>
          <table:table-cell office:value-type="float" office:value="0.686283153" calcext:value-type="float">
            <text:p>0.686283</text:p>
          </table:table-cell>
          <table:table-cell table:formula="of:=AVERAGE([.B26:.U26])" office:value-type="float" office:value="0.696991005" calcext:value-type="float">
            <text:p>0.6969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6539" calcext:value-type="float">
            <text:p>0.696539</text:p>
          </table:table-cell>
          <table:table-cell office:value-type="float" office:value="0.692248" calcext:value-type="float">
            <text:p>0.692248</text:p>
          </table:table-cell>
          <table:table-cell office:value-type="float" office:value="0.908995" calcext:value-type="float">
            <text:p>0.908995</text:p>
          </table:table-cell>
          <table:table-cell office:value-type="float" office:value="0.690785" calcext:value-type="float">
            <text:p>0.690785</text:p>
          </table:table-cell>
          <table:table-cell office:value-type="float" office:value="0.71807" calcext:value-type="float">
            <text:p>0.718070</text:p>
          </table:table-cell>
          <table:table-cell office:value-type="float" office:value="0.737472" calcext:value-type="float">
            <text:p>0.737472</text:p>
          </table:table-cell>
          <table:table-cell office:value-type="float" office:value="0.790251" calcext:value-type="float">
            <text:p>0.790251</text:p>
          </table:table-cell>
          <table:table-cell office:value-type="float" office:value="0.706813" calcext:value-type="float">
            <text:p>0.706813</text:p>
          </table:table-cell>
          <table:table-cell office:value-type="float" office:value="0.693048" calcext:value-type="float">
            <text:p>0.693048</text:p>
          </table:table-cell>
          <table:table-cell office:value-type="float" office:value="0.805025" calcext:value-type="float">
            <text:p>0.805025</text:p>
          </table:table-cell>
          <table:table-cell office:value-type="float" office:value="0.74115936" calcext:value-type="float">
            <text:p>0.741159</text:p>
          </table:table-cell>
          <table:table-cell office:value-type="float" office:value="0.784719243" calcext:value-type="float">
            <text:p>0.784719</text:p>
          </table:table-cell>
          <table:table-cell office:value-type="float" office:value="0.701865309" calcext:value-type="float">
            <text:p>0.701865</text:p>
          </table:table-cell>
          <table:table-cell office:value-type="float" office:value="0.688196664" calcext:value-type="float">
            <text:p>0.688197</text:p>
          </table:table-cell>
          <table:table-cell office:value-type="float" office:value="0.687402264" calcext:value-type="float">
            <text:p>0.687402</text:p>
          </table:table-cell>
          <table:table-cell office:value-type="float" office:value="0.913539975" calcext:value-type="float">
            <text:p>0.913540</text:p>
          </table:table-cell>
          <table:table-cell office:value-type="float" office:value="0.685949505" calcext:value-type="float">
            <text:p>0.685950</text:p>
          </table:table-cell>
          <table:table-cell office:value-type="float" office:value="0.71304351" calcext:value-type="float">
            <text:p>0.713044</text:p>
          </table:table-cell>
          <table:table-cell office:value-type="float" office:value="0.809050125" calcext:value-type="float">
            <text:p>0.809050</text:p>
          </table:table-cell>
          <table:table-cell office:value-type="float" office:value="0.691663227" calcext:value-type="float">
            <text:p>0.691663</text:p>
          </table:table-cell>
          <table:table-cell table:formula="of:=AVERAGE([.B27:.U27])" office:value-type="float" office:value="0.7427917591" calcext:value-type="float">
            <text:p>0.7427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08136" calcext:value-type="float">
            <text:p>0.808136</text:p>
          </table:table-cell>
          <table:table-cell office:value-type="float" office:value="0.695852" calcext:value-type="float">
            <text:p>0.695852</text:p>
          </table:table-cell>
          <table:table-cell office:value-type="float" office:value="0.695965" calcext:value-type="float">
            <text:p>0.695965</text:p>
          </table:table-cell>
          <table:table-cell office:value-type="float" office:value="0.850793" calcext:value-type="float">
            <text:p>0.850793</text:p>
          </table:table-cell>
          <table:table-cell office:value-type="float" office:value="0.690159" calcext:value-type="float">
            <text:p>0.690159</text:p>
          </table:table-cell>
          <table:table-cell office:value-type="float" office:value="0.718368" calcext:value-type="float">
            <text:p>0.718368</text:p>
          </table:table-cell>
          <table:table-cell office:value-type="float" office:value="0.734291" calcext:value-type="float">
            <text:p>0.734291</text:p>
          </table:table-cell>
          <table:table-cell office:value-type="float" office:value="0.685405" calcext:value-type="float">
            <text:p>0.685405</text:p>
          </table:table-cell>
          <table:table-cell office:value-type="float" office:value="0.697642" calcext:value-type="float">
            <text:p>0.697642</text:p>
          </table:table-cell>
          <table:table-cell office:value-type="float" office:value="0.940277" calcext:value-type="float">
            <text:p>0.940277</text:p>
          </table:table-cell>
          <table:table-cell office:value-type="float" office:value="0.72195984" calcext:value-type="float">
            <text:p>0.721960</text:p>
          </table:table-cell>
          <table:table-cell office:value-type="float" office:value="0.729150963" calcext:value-type="float">
            <text:p>0.729151</text:p>
          </table:table-cell>
          <table:table-cell office:value-type="float" office:value="0.680607165" calcext:value-type="float">
            <text:p>0.680607</text:p>
          </table:table-cell>
          <table:table-cell office:value-type="float" office:value="0.692758506" calcext:value-type="float">
            <text:p>0.692759</text:p>
          </table:table-cell>
          <table:table-cell office:value-type="float" office:value="0.690981036" calcext:value-type="float">
            <text:p>0.690981</text:p>
          </table:table-cell>
          <table:table-cell office:value-type="float" office:value="0.699444825" calcext:value-type="float">
            <text:p>0.699445</text:p>
          </table:table-cell>
          <table:table-cell office:value-type="float" office:value="0.844837449" calcext:value-type="float">
            <text:p>0.844837</text:p>
          </table:table-cell>
          <table:table-cell office:value-type="float" office:value="0.685327887" calcext:value-type="float">
            <text:p>0.685328</text:p>
          </table:table-cell>
          <table:table-cell office:value-type="float" office:value="0.944978385" calcext:value-type="float">
            <text:p>0.944978</text:p>
          </table:table-cell>
          <table:table-cell office:value-type="float" office:value="0.802479048" calcext:value-type="float">
            <text:p>0.802479</text:p>
          </table:table-cell>
          <table:table-cell table:formula="of:=AVERAGE([.B28:.U28])" office:value-type="float" office:value="0.7504706552" calcext:value-type="float">
            <text:p>0.7504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61868" calcext:value-type="float">
            <text:p>1.361868</text:p>
          </table:table-cell>
          <table:table-cell office:value-type="float" office:value="0.997654" calcext:value-type="float">
            <text:p>0.997654</text:p>
          </table:table-cell>
          <table:table-cell office:value-type="float" office:value="0.987622" calcext:value-type="float">
            <text:p>0.987622</text:p>
          </table:table-cell>
          <table:table-cell office:value-type="float" office:value="0.848326" calcext:value-type="float">
            <text:p>0.848326</text:p>
          </table:table-cell>
          <table:table-cell office:value-type="float" office:value="0.893014" calcext:value-type="float">
            <text:p>0.893014</text:p>
          </table:table-cell>
          <table:table-cell office:value-type="float" office:value="1.090206" calcext:value-type="float">
            <text:p>1.090206</text:p>
          </table:table-cell>
          <table:table-cell office:value-type="float" office:value="0.847869" calcext:value-type="float">
            <text:p>0.847869</text:p>
          </table:table-cell>
          <table:table-cell office:value-type="float" office:value="0.901321" calcext:value-type="float">
            <text:p>0.901321</text:p>
          </table:table-cell>
          <table:table-cell office:value-type="float" office:value="1.162191" calcext:value-type="float">
            <text:p>1.162191</text:p>
          </table:table-cell>
          <table:table-cell office:value-type="float" office:value="1.327185" calcext:value-type="float">
            <text:p>1.327185</text:p>
          </table:table-cell>
          <table:table-cell office:value-type="float" office:value="1.09565703" calcext:value-type="float">
            <text:p>1.095657</text:p>
          </table:table-cell>
          <table:table-cell office:value-type="float" office:value="0.841933917" calcext:value-type="float">
            <text:p>0.841934</text:p>
          </table:table-cell>
          <table:table-cell office:value-type="float" office:value="0.895011753" calcext:value-type="float">
            <text:p>0.895012</text:p>
          </table:table-cell>
          <table:table-cell office:value-type="float" office:value="1.154055663" calcext:value-type="float">
            <text:p>1.154056</text:p>
          </table:table-cell>
          <table:table-cell office:value-type="float" office:value="0.990670422" calcext:value-type="float">
            <text:p>0.990670</text:p>
          </table:table-cell>
          <table:table-cell office:value-type="float" office:value="0.99256011" calcext:value-type="float">
            <text:p>0.992560</text:p>
          </table:table-cell>
          <table:table-cell office:value-type="float" office:value="0.842387718" calcext:value-type="float">
            <text:p>0.842388</text:p>
          </table:table-cell>
          <table:table-cell office:value-type="float" office:value="0.886762902" calcext:value-type="float">
            <text:p>0.886763</text:p>
          </table:table-cell>
          <table:table-cell office:value-type="float" office:value="1.333820925" calcext:value-type="float">
            <text:p>1.333821</text:p>
          </table:table-cell>
          <table:table-cell office:value-type="float" office:value="1.352334924" calcext:value-type="float">
            <text:p>1.352335</text:p>
          </table:table-cell>
          <table:table-cell table:formula="of:=AVERAGE([.B29:.U29])" office:value-type="float" office:value="1.0401225682" calcext:value-type="float">
            <text:p>1.0401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7579" calcext:value-type="float">
            <text:p>0.757579</text:p>
          </table:table-cell>
          <table:table-cell office:value-type="float" office:value="1.057613" calcext:value-type="float">
            <text:p>1.057613</text:p>
          </table:table-cell>
          <table:table-cell office:value-type="float" office:value="0.689597" calcext:value-type="float">
            <text:p>0.689597</text:p>
          </table:table-cell>
          <table:table-cell office:value-type="float" office:value="0.686036" calcext:value-type="float">
            <text:p>0.686036</text:p>
          </table:table-cell>
          <table:table-cell office:value-type="float" office:value="0.767285" calcext:value-type="float">
            <text:p>0.767285</text:p>
          </table:table-cell>
          <table:table-cell office:value-type="float" office:value="0.650098" calcext:value-type="float">
            <text:p>0.650098</text:p>
          </table:table-cell>
          <table:table-cell office:value-type="float" office:value="0.98922" calcext:value-type="float">
            <text:p>0.989220</text:p>
          </table:table-cell>
          <table:table-cell office:value-type="float" office:value="0.834948" calcext:value-type="float">
            <text:p>0.834948</text:p>
          </table:table-cell>
          <table:table-cell office:value-type="float" office:value="1.129792" calcext:value-type="float">
            <text:p>1.129792</text:p>
          </table:table-cell>
          <table:table-cell office:value-type="float" office:value="0.704437" calcext:value-type="float">
            <text:p>0.704437</text:p>
          </table:table-cell>
          <table:table-cell office:value-type="float" office:value="0.65334849" calcext:value-type="float">
            <text:p>0.653348</text:p>
          </table:table-cell>
          <table:table-cell office:value-type="float" office:value="0.98229546" calcext:value-type="float">
            <text:p>0.982295</text:p>
          </table:table-cell>
          <table:table-cell office:value-type="float" office:value="0.829103364" calcext:value-type="float">
            <text:p>0.829103</text:p>
          </table:table-cell>
          <table:table-cell office:value-type="float" office:value="1.121883456" calcext:value-type="float">
            <text:p>1.121883</text:p>
          </table:table-cell>
          <table:table-cell office:value-type="float" office:value="1.050209709" calcext:value-type="float">
            <text:p>1.050210</text:p>
          </table:table-cell>
          <table:table-cell office:value-type="float" office:value="0.693044985" calcext:value-type="float">
            <text:p>0.693045</text:p>
          </table:table-cell>
          <table:table-cell office:value-type="float" office:value="0.681233748" calcext:value-type="float">
            <text:p>0.681234</text:p>
          </table:table-cell>
          <table:table-cell office:value-type="float" office:value="0.761914005" calcext:value-type="float">
            <text:p>0.761914</text:p>
          </table:table-cell>
          <table:table-cell office:value-type="float" office:value="0.707959185" calcext:value-type="float">
            <text:p>0.707959</text:p>
          </table:table-cell>
          <table:table-cell office:value-type="float" office:value="0.752275947" calcext:value-type="float">
            <text:p>0.752276</text:p>
          </table:table-cell>
          <table:table-cell table:formula="of:=AVERAGE([.B30:.U30])" office:value-type="float" office:value="0.82499366745" calcext:value-type="float">
            <text:p>0.8249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42203" calcext:value-type="float">
            <text:p>0.542203</text:p>
          </table:table-cell>
          <table:table-cell office:value-type="float" office:value="0.594728" calcext:value-type="float">
            <text:p>0.594728</text:p>
          </table:table-cell>
          <table:table-cell office:value-type="float" office:value="0.503397" calcext:value-type="float">
            <text:p>0.503397</text:p>
          </table:table-cell>
          <table:table-cell office:value-type="float" office:value="0.554042" calcext:value-type="float">
            <text:p>0.554042</text:p>
          </table:table-cell>
          <table:table-cell office:value-type="float" office:value="0.523726" calcext:value-type="float">
            <text:p>0.523726</text:p>
          </table:table-cell>
          <table:table-cell office:value-type="float" office:value="0.451306" calcext:value-type="float">
            <text:p>0.451306</text:p>
          </table:table-cell>
          <table:table-cell office:value-type="float" office:value="0.660608" calcext:value-type="float">
            <text:p>0.660608</text:p>
          </table:table-cell>
          <table:table-cell office:value-type="float" office:value="0.615692" calcext:value-type="float">
            <text:p>0.615692</text:p>
          </table:table-cell>
          <table:table-cell office:value-type="float" office:value="0.580336" calcext:value-type="float">
            <text:p>0.580336</text:p>
          </table:table-cell>
          <table:table-cell office:value-type="float" office:value="0.564373" calcext:value-type="float">
            <text:p>0.564373</text:p>
          </table:table-cell>
          <table:table-cell office:value-type="float" office:value="0.45356253" calcext:value-type="float">
            <text:p>0.453563</text:p>
          </table:table-cell>
          <table:table-cell office:value-type="float" office:value="0.655983744" calcext:value-type="float">
            <text:p>0.655984</text:p>
          </table:table-cell>
          <table:table-cell office:value-type="float" office:value="0.611382156" calcext:value-type="float">
            <text:p>0.611382</text:p>
          </table:table-cell>
          <table:table-cell office:value-type="float" office:value="0.576273648" calcext:value-type="float">
            <text:p>0.576274</text:p>
          </table:table-cell>
          <table:table-cell office:value-type="float" office:value="0.590564904" calcext:value-type="float">
            <text:p>0.590565</text:p>
          </table:table-cell>
          <table:table-cell office:value-type="float" office:value="0.505913985" calcext:value-type="float">
            <text:p>0.505914</text:p>
          </table:table-cell>
          <table:table-cell office:value-type="float" office:value="0.550163706" calcext:value-type="float">
            <text:p>0.550164</text:p>
          </table:table-cell>
          <table:table-cell office:value-type="float" office:value="0.520059918" calcext:value-type="float">
            <text:p>0.520060</text:p>
          </table:table-cell>
          <table:table-cell office:value-type="float" office:value="0.567194865" calcext:value-type="float">
            <text:p>0.567195</text:p>
          </table:table-cell>
          <table:table-cell office:value-type="float" office:value="0.538407579" calcext:value-type="float">
            <text:p>0.538408</text:p>
          </table:table-cell>
          <table:table-cell table:formula="of:=AVERAGE([.B31:.U31])" office:value-type="float" office:value="0.55799590175" calcext:value-type="float">
            <text:p>0.5579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74554" calcext:value-type="float">
            <text:p>0.474554</text:p>
          </table:table-cell>
          <table:table-cell office:value-type="float" office:value="0.582085" calcext:value-type="float">
            <text:p>0.582085</text:p>
          </table:table-cell>
          <table:table-cell office:value-type="float" office:value="0.438596" calcext:value-type="float">
            <text:p>0.438596</text:p>
          </table:table-cell>
          <table:table-cell office:value-type="float" office:value="0.490799" calcext:value-type="float">
            <text:p>0.490799</text:p>
          </table:table-cell>
          <table:table-cell office:value-type="float" office:value="0.554085" calcext:value-type="float">
            <text:p>0.554085</text:p>
          </table:table-cell>
          <table:table-cell office:value-type="float" office:value="0.486115" calcext:value-type="float">
            <text:p>0.486115</text:p>
          </table:table-cell>
          <table:table-cell office:value-type="float" office:value="0.53655" calcext:value-type="float">
            <text:p>0.536550</text:p>
          </table:table-cell>
          <table:table-cell office:value-type="float" office:value="0.476288" calcext:value-type="float">
            <text:p>0.476288</text:p>
          </table:table-cell>
          <table:table-cell office:value-type="float" office:value="0.605925" calcext:value-type="float">
            <text:p>0.605925</text:p>
          </table:table-cell>
          <table:table-cell office:value-type="float" office:value="0.494746" calcext:value-type="float">
            <text:p>0.494746</text:p>
          </table:table-cell>
          <table:table-cell office:value-type="float" office:value="0.488545575" calcext:value-type="float">
            <text:p>0.488546</text:p>
          </table:table-cell>
          <table:table-cell office:value-type="float" office:value="0.53279415" calcext:value-type="float">
            <text:p>0.532794</text:p>
          </table:table-cell>
          <table:table-cell office:value-type="float" office:value="0.472953984" calcext:value-type="float">
            <text:p>0.472954</text:p>
          </table:table-cell>
          <table:table-cell office:value-type="float" office:value="0.601683525" calcext:value-type="float">
            <text:p>0.601684</text:p>
          </table:table-cell>
          <table:table-cell office:value-type="float" office:value="0.578010405" calcext:value-type="float">
            <text:p>0.578010</text:p>
          </table:table-cell>
          <table:table-cell office:value-type="float" office:value="0.44078898" calcext:value-type="float">
            <text:p>0.440789</text:p>
          </table:table-cell>
          <table:table-cell office:value-type="float" office:value="0.487363407" calcext:value-type="float">
            <text:p>0.487363</text:p>
          </table:table-cell>
          <table:table-cell office:value-type="float" office:value="0.550206405" calcext:value-type="float">
            <text:p>0.550206</text:p>
          </table:table-cell>
          <table:table-cell office:value-type="float" office:value="0.49721973" calcext:value-type="float">
            <text:p>0.497220</text:p>
          </table:table-cell>
          <table:table-cell office:value-type="float" office:value="0.471232122" calcext:value-type="float">
            <text:p>0.471232</text:p>
          </table:table-cell>
          <table:table-cell table:formula="of:=AVERAGE([.B32:.U32])" office:value-type="float" office:value="0.51302706415" calcext:value-type="float">
            <text:p>0.5130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26974" calcext:value-type="float">
            <text:p>0.426974</text:p>
          </table:table-cell>
          <table:table-cell office:value-type="float" office:value="0.475485" calcext:value-type="float">
            <text:p>0.475485</text:p>
          </table:table-cell>
          <table:table-cell office:value-type="float" office:value="0.437694" calcext:value-type="float">
            <text:p>0.437694</text:p>
          </table:table-cell>
          <table:table-cell office:value-type="float" office:value="0.491774" calcext:value-type="float">
            <text:p>0.491774</text:p>
          </table:table-cell>
          <table:table-cell office:value-type="float" office:value="0.509263" calcext:value-type="float">
            <text:p>0.509263</text:p>
          </table:table-cell>
          <table:table-cell office:value-type="float" office:value="0.431499" calcext:value-type="float">
            <text:p>0.431499</text:p>
          </table:table-cell>
          <table:table-cell office:value-type="float" office:value="0.487353" calcext:value-type="float">
            <text:p>0.487353</text:p>
          </table:table-cell>
          <table:table-cell office:value-type="float" office:value="0.497721" calcext:value-type="float">
            <text:p>0.497721</text:p>
          </table:table-cell>
          <table:table-cell office:value-type="float" office:value="0.521184" calcext:value-type="float">
            <text:p>0.521184</text:p>
          </table:table-cell>
          <table:table-cell office:value-type="float" office:value="0.520622" calcext:value-type="float">
            <text:p>0.520622</text:p>
          </table:table-cell>
          <table:table-cell office:value-type="float" office:value="0.433656495" calcext:value-type="float">
            <text:p>0.433656</text:p>
          </table:table-cell>
          <table:table-cell office:value-type="float" office:value="0.483941529" calcext:value-type="float">
            <text:p>0.483942</text:p>
          </table:table-cell>
          <table:table-cell office:value-type="float" office:value="0.494236953" calcext:value-type="float">
            <text:p>0.494237</text:p>
          </table:table-cell>
          <table:table-cell office:value-type="float" office:value="0.517535712" calcext:value-type="float">
            <text:p>0.517536</text:p>
          </table:table-cell>
          <table:table-cell office:value-type="float" office:value="0.472156605" calcext:value-type="float">
            <text:p>0.472157</text:p>
          </table:table-cell>
          <table:table-cell office:value-type="float" office:value="0.43988247" calcext:value-type="float">
            <text:p>0.439882</text:p>
          </table:table-cell>
          <table:table-cell office:value-type="float" office:value="0.488331582" calcext:value-type="float">
            <text:p>0.488332</text:p>
          </table:table-cell>
          <table:table-cell office:value-type="float" office:value="0.505698159" calcext:value-type="float">
            <text:p>0.505698</text:p>
          </table:table-cell>
          <table:table-cell office:value-type="float" office:value="0.52322511" calcext:value-type="float">
            <text:p>0.523225</text:p>
          </table:table-cell>
          <table:table-cell office:value-type="float" office:value="0.423985182" calcext:value-type="float">
            <text:p>0.423985</text:p>
          </table:table-cell>
          <table:table-cell table:formula="of:=AVERAGE([.B33:.U33])" office:value-type="float" office:value="0.47911093985" calcext:value-type="float">
            <text:p>0.479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63314" calcext:value-type="float">
            <text:p>0.463314</text:p>
          </table:table-cell>
          <table:table-cell office:value-type="float" office:value="0.490177" calcext:value-type="float">
            <text:p>0.490177</text:p>
          </table:table-cell>
          <table:table-cell office:value-type="float" office:value="0.438871" calcext:value-type="float">
            <text:p>0.438871</text:p>
          </table:table-cell>
          <table:table-cell office:value-type="float" office:value="0.498448" calcext:value-type="float">
            <text:p>0.498448</text:p>
          </table:table-cell>
          <table:table-cell office:value-type="float" office:value="0.461407" calcext:value-type="float">
            <text:p>0.461407</text:p>
          </table:table-cell>
          <table:table-cell office:value-type="float" office:value="0.454606" calcext:value-type="float">
            <text:p>0.454606</text:p>
          </table:table-cell>
          <table:table-cell office:value-type="float" office:value="0.504524" calcext:value-type="float">
            <text:p>0.504524</text:p>
          </table:table-cell>
          <table:table-cell office:value-type="float" office:value="0.514888" calcext:value-type="float">
            <text:p>0.514888</text:p>
          </table:table-cell>
          <table:table-cell office:value-type="float" office:value="0.579221" calcext:value-type="float">
            <text:p>0.579221</text:p>
          </table:table-cell>
          <table:table-cell office:value-type="float" office:value="0.507172" calcext:value-type="float">
            <text:p>0.507172</text:p>
          </table:table-cell>
          <table:table-cell office:value-type="float" office:value="0.45687903" calcext:value-type="float">
            <text:p>0.456879</text:p>
          </table:table-cell>
          <table:table-cell office:value-type="float" office:value="0.500992332" calcext:value-type="float">
            <text:p>0.500992</text:p>
          </table:table-cell>
          <table:table-cell office:value-type="float" office:value="0.511283784" calcext:value-type="float">
            <text:p>0.511284</text:p>
          </table:table-cell>
          <table:table-cell office:value-type="float" office:value="0.575166453" calcext:value-type="float">
            <text:p>0.575166</text:p>
          </table:table-cell>
          <table:table-cell office:value-type="float" office:value="0.486745761" calcext:value-type="float">
            <text:p>0.486746</text:p>
          </table:table-cell>
          <table:table-cell office:value-type="float" office:value="0.441065355" calcext:value-type="float">
            <text:p>0.441065</text:p>
          </table:table-cell>
          <table:table-cell office:value-type="float" office:value="0.494958864" calcext:value-type="float">
            <text:p>0.494959</text:p>
          </table:table-cell>
          <table:table-cell office:value-type="float" office:value="0.458177151" calcext:value-type="float">
            <text:p>0.458177</text:p>
          </table:table-cell>
          <table:table-cell office:value-type="float" office:value="0.50970786" calcext:value-type="float">
            <text:p>0.509708</text:p>
          </table:table-cell>
          <table:table-cell office:value-type="float" office:value="0.460070802" calcext:value-type="float">
            <text:p>0.460071</text:p>
          </table:table-cell>
          <table:table-cell table:formula="of:=AVERAGE([.B34:.U34])" office:value-type="float" office:value="0.4903837696" calcext:value-type="float">
            <text:p>0.4903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48494" calcext:value-type="float">
            <text:p>0.448494</text:p>
          </table:table-cell>
          <table:table-cell office:value-type="float" office:value="0.497912" calcext:value-type="float">
            <text:p>0.497912</text:p>
          </table:table-cell>
          <table:table-cell office:value-type="float" office:value="0.468697" calcext:value-type="float">
            <text:p>0.468697</text:p>
          </table:table-cell>
          <table:table-cell office:value-type="float" office:value="0.50562" calcext:value-type="float">
            <text:p>0.505620</text:p>
          </table:table-cell>
          <table:table-cell office:value-type="float" office:value="0.481952" calcext:value-type="float">
            <text:p>0.481952</text:p>
          </table:table-cell>
          <table:table-cell office:value-type="float" office:value="0.450973" calcext:value-type="float">
            <text:p>0.450973</text:p>
          </table:table-cell>
          <table:table-cell office:value-type="float" office:value="0.529819" calcext:value-type="float">
            <text:p>0.529819</text:p>
          </table:table-cell>
          <table:table-cell office:value-type="float" office:value="0.50701" calcext:value-type="float">
            <text:p>0.507010</text:p>
          </table:table-cell>
          <table:table-cell office:value-type="float" office:value="0.549334" calcext:value-type="float">
            <text:p>0.549334</text:p>
          </table:table-cell>
          <table:table-cell office:value-type="float" office:value="0.503412" calcext:value-type="float">
            <text:p>0.503412</text:p>
          </table:table-cell>
          <table:table-cell office:value-type="float" office:value="0.453227865" calcext:value-type="float">
            <text:p>0.453228</text:p>
          </table:table-cell>
          <table:table-cell office:value-type="float" office:value="0.526110267" calcext:value-type="float">
            <text:p>0.526110</text:p>
          </table:table-cell>
          <table:table-cell office:value-type="float" office:value="0.50346093" calcext:value-type="float">
            <text:p>0.503461</text:p>
          </table:table-cell>
          <table:table-cell office:value-type="float" office:value="0.545488662" calcext:value-type="float">
            <text:p>0.545489</text:p>
          </table:table-cell>
          <table:table-cell office:value-type="float" office:value="0.494426616" calcext:value-type="float">
            <text:p>0.494427</text:p>
          </table:table-cell>
          <table:table-cell office:value-type="float" office:value="0.471040485" calcext:value-type="float">
            <text:p>0.471040</text:p>
          </table:table-cell>
          <table:table-cell office:value-type="float" office:value="0.50208066" calcext:value-type="float">
            <text:p>0.502081</text:p>
          </table:table-cell>
          <table:table-cell office:value-type="float" office:value="0.478578336" calcext:value-type="float">
            <text:p>0.478578</text:p>
          </table:table-cell>
          <table:table-cell office:value-type="float" office:value="0.50592906" calcext:value-type="float">
            <text:p>0.505929</text:p>
          </table:table-cell>
          <table:table-cell office:value-type="float" office:value="0.445354542" calcext:value-type="float">
            <text:p>0.445355</text:p>
          </table:table-cell>
          <table:table-cell table:formula="of:=AVERAGE([.B35:.U35])" office:value-type="float" office:value="0.49344602115" calcext:value-type="float">
            <text:p>0.493446</text:p>
          </table:table-cell>
        </table:table-row>
        <table:table-row table:style-name="ro1">
          <table:table-cell table:style-name="ce13" table:number-columns-repeated="6"/>
          <table:table-cell table:style-name="Default"/>
          <table:table-cell table:style-name="ce13" table:number-columns-repeated="3"/>
          <table:table-cell table:style-name="Default"/>
          <table:table-cell table:style-name="ce13"/>
          <table:table-cell table:style-name="Default" table:number-columns-repeated="10"/>
        </table:table-row>
        <table:table-row table:style-name="ro1">
          <table:table-cell table:style-name="ce13"/>
          <table:table-cell table:style-name="Default" table:number-columns-repeated="6"/>
          <table:table-cell table:number-columns-repeated="14"/>
          <table:table-cell table:style-name="Default"/>
        </table:table-row>
        <table:table-row table:style-name="ro1">
          <table:table-cell table:style-name="ce13"/>
          <table:table-cell table:style-name="Default" table:number-columns-repeated="17"/>
          <table:table-cell table:number-columns-repeated="3"/>
          <table:table-cell table:style-name="Default"/>
        </table:table-row>
        <table:table-row table:style-name="ro1" table:number-rows-repeated="7">
          <table:table-cell table:style-name="Default" table:number-columns-repeated="16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 table:number-columns-repeated="16"/>
          <table:table-cell table:number-columns-repeated="3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00/00/00</text:date>, <text:time style:data-style-name="N2" text:time-value="15:40:20.725771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07-21T15:59:21.088470280</dc:date>
    <meta:editing-duration>PT2H48M59S</meta:editing-duration>
    <meta:editing-cycles>17</meta:editing-cycles>
    <meta:generator>LibreOffice/6.0.7.3$Linux_X86_64 LibreOffice_project/00m0$Build-3</meta:generator>
    <meta:document-statistic meta:table-count="1" meta:cell-count="726" meta:object-count="0"/>
  </office:meta>
</office:document-meta>
</file>